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2" style:family="table">
      <style:table-properties style:width="40.192cm" style:rel-width="90%" table:align="center"/>
    </style:style>
    <style:style style:name="Tabela22.A" style:family="table-column">
      <style:table-column-properties style:column-width="2.455cm" style:rel-column-width="2527*"/>
    </style:style>
    <style:style style:name="Tabela22.B" style:family="table-column">
      <style:table-column-properties style:column-width="3.674cm" style:rel-column-width="3782*"/>
    </style:style>
    <style:style style:name="Tabela22.C" style:family="table-column">
      <style:table-column-properties style:column-width="34.064cm" style:rel-column-width="35069*"/>
    </style:style>
    <style:style style:name="Tabela2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40.192cm" style:rel-width="90%" table:align="center"/>
    </style:style>
    <style:style style:name="Tabela20.A" style:family="table-column">
      <style:table-column-properties style:column-width="2.455cm" style:rel-column-width="2528*"/>
    </style:style>
    <style:style style:name="Tabela20.B" style:family="table-column">
      <style:table-column-properties style:column-width="3.662cm" style:rel-column-width="3770*"/>
    </style:style>
    <style:style style:name="Tabela20.C" style:family="table-column">
      <style:table-column-properties style:column-width="16.194cm" style:rel-column-width="16672*"/>
    </style:style>
    <style:style style:name="Tabela20.D" style:family="table-column">
      <style:table-column-properties style:column-width="7.938cm" style:rel-column-width="8172*"/>
    </style:style>
    <style:style style:name="Tabela20.E" style:family="table-column">
      <style:table-column-properties style:column-width="9.943cm" style:rel-column-width="10236*"/>
    </style:style>
    <style:style style:name="Tabela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0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40.192cm" style:rel-width="90%" table:align="center"/>
    </style:style>
    <style:style style:name="Tabela6.A" style:family="table-column">
      <style:table-column-properties style:column-width="2.477cm" style:rel-column-width="2550*"/>
    </style:style>
    <style:style style:name="Tabela6.B" style:family="table-column">
      <style:table-column-properties style:column-width="3.57cm" style:rel-column-width="3675*"/>
    </style:style>
    <style:style style:name="Tabela6.C" style:family="table-column">
      <style:table-column-properties style:column-width="9.592cm" style:rel-column-width="9875*"/>
    </style:style>
    <style:style style:name="Tabela6.D" style:family="table-column">
      <style:table-column-properties style:column-width="6.29cm" style:rel-column-width="6475*"/>
    </style:style>
    <style:style style:name="Tabela6.E" style:family="table-column">
      <style:table-column-properties style:column-width="10.261cm" style:rel-column-width="10563*"/>
    </style:style>
    <style:style style:name="Tabela6.F" style:family="table-column">
      <style:table-column-properties style:column-width="8.005cm" style:rel-column-width="8240*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6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40.192cm" style:rel-width="90%" table:align="center"/>
    </style:style>
    <style:style style:name="Tabela2.A" style:family="table-column">
      <style:table-column-properties style:column-width="2.574cm" style:rel-column-width="2384*"/>
    </style:style>
    <style:style style:name="Tabela2.B" style:family="table-column">
      <style:table-column-properties style:column-width="12.539cm" style:rel-column-width="11618*"/>
    </style:style>
    <style:style style:name="Tabela2.D" style:family="table-column">
      <style:table-column-properties style:column-width="12.539cm" style:rel-column-width="11619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40.192cm" style:rel-width="90%" table:align="center" fo:background-color="transparent">
        <style:background-image/>
      </style:table-properties>
    </style:style>
    <style:style style:name="Tabela15.A" style:family="table-column">
      <style:table-column-properties style:column-width="2.461cm" style:rel-column-width="2533*"/>
    </style:style>
    <style:style style:name="Tabela15.B" style:family="table-column">
      <style:table-column-properties style:column-width="3.586cm" style:rel-column-width="3692*"/>
    </style:style>
    <style:style style:name="Tabela15.C" style:family="table-column">
      <style:table-column-properties style:column-width="12.506cm" style:rel-column-width="12875*"/>
    </style:style>
    <style:style style:name="Tabela15.D" style:family="table-column">
      <style:table-column-properties style:column-width="9.47cm" style:rel-column-width="9750*"/>
    </style:style>
    <style:style style:name="Tabela15.E" style:family="table-column">
      <style:table-column-properties style:column-width="12.169cm" style:rel-column-width="12528*"/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3" style:family="table-row">
      <style:table-row-properties fo:background-color="transparent">
        <style:background-image/>
      </style:table-row-properties>
    </style:style>
    <style:style style:name="Tabela15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5.E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" style:family="table">
      <style:table-properties style:width="40.192cm" style:rel-width="90%" table:align="center"/>
    </style:style>
    <style:style style:name="Tabela3.A" style:family="table-column">
      <style:table-column-properties style:column-width="2.477cm" style:rel-column-width="2294*"/>
    </style:style>
    <style:style style:name="Tabela3.B" style:family="table-column">
      <style:table-column-properties style:column-width="3.57cm" style:rel-column-width="3308*"/>
    </style:style>
    <style:style style:name="Tabela3.C" style:family="table-column">
      <style:table-column-properties style:column-width="34.145cm" style:rel-column-width="31637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40.192cm" style:rel-width="90%" table:align="center" fo:background-color="transparent">
        <style:background-image/>
      </style:table-properties>
    </style:style>
    <style:style style:name="Tabela13.A" style:family="table-column">
      <style:table-column-properties style:column-width="2.468cm" style:rel-column-width="2540*"/>
    </style:style>
    <style:style style:name="Tabela13.B" style:family="table-column">
      <style:table-column-properties style:column-width="3.579cm" style:rel-column-width="3685*"/>
    </style:style>
    <style:style style:name="Tabela13.C" style:family="table-column">
      <style:table-column-properties style:column-width="12.49cm" style:rel-column-width="12858*"/>
    </style:style>
    <style:style style:name="Tabela13.D" style:family="table-column">
      <style:table-column-properties style:column-width="9.486cm" style:rel-column-width="9766*"/>
    </style:style>
    <style:style style:name="Tabela13.E" style:family="table-column">
      <style:table-column-properties style:column-width="12.169cm" style:rel-column-width="12529*"/>
    </style:style>
    <style:style style:name="Tabela13.1" style:family="table-row">
      <style:table-row-properties fo:background-color="transparent">
        <style:background-image/>
      </style:table-row-properties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3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40.192cm" style:rel-width="90%" table:align="center" fo:background-color="transparent">
        <style:background-image/>
      </style:table-properties>
    </style:style>
    <style:style style:name="Tabela17.A" style:family="table-column">
      <style:table-column-properties style:column-width="2.514cm" style:rel-column-width="2328*"/>
    </style:style>
    <style:style style:name="Tabela17.B" style:family="table-column">
      <style:table-column-properties style:column-width="3.533cm" style:rel-column-width="3274*"/>
    </style:style>
    <style:style style:name="Tabela17.C" style:family="table-column">
      <style:table-column-properties style:column-width="11.382cm" style:rel-column-width="10545*"/>
    </style:style>
    <style:style style:name="Tabela17.E" style:family="table-column">
      <style:table-column-properties style:column-width="11.382cm" style:rel-column-width="10546*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7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40.192cm" style:rel-width="90%" table:align="center"/>
    </style:style>
    <style:style style:name="Tabela10.A" style:family="table-column">
      <style:table-column-properties style:column-width="2.519cm" style:rel-column-width="1640*"/>
    </style:style>
    <style:style style:name="Tabela10.B" style:family="table-column">
      <style:table-column-properties style:column-width="3.51cm" style:rel-column-width="2285*"/>
    </style:style>
    <style:style style:name="Tabela10.C" style:family="table-column">
      <style:table-column-properties style:column-width="3.339cm" style:rel-column-width="2174*"/>
    </style:style>
    <style:style style:name="Tabela10.D" style:family="table-column">
      <style:table-column-properties style:column-width="3.424cm" style:rel-column-width="2229*"/>
    </style:style>
    <style:style style:name="Tabela10.H" style:family="table-column">
      <style:table-column-properties style:column-width="3.425cm" style:rel-column-width="2230*"/>
    </style:style>
    <style:style style:name="Tabela10.L" style:family="table-column">
      <style:table-column-properties style:column-width="3.427cm" style:rel-column-width="2231*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0.L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3" style:family="table-row">
      <style:table-row-properties style:min-row-height="1.988cm"/>
    </style:style>
    <style:style style:name="Tabe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4" style:family="table-row">
      <style:table-row-properties style:min-row-height="1.702cm"/>
    </style:style>
    <style:style style:name="Tabela1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L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5" style:family="table-row">
      <style:table-row-properties style:min-row-height="1.559cm"/>
    </style:style>
    <style:style style:name="Tabela1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6" style:family="table-row">
      <style:table-row-properties style:min-row-height="0.143cm"/>
    </style:style>
    <style:style style:name="Tabela1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7" style:family="table-row">
      <style:table-row-properties style:min-row-height="1.704cm"/>
    </style:style>
    <style:style style:name="Tabela1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J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K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L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40.192cm" style:rel-width="90%" table:align="center"/>
    </style:style>
    <style:style style:name="Tabela14.A" style:family="table-column">
      <style:table-column-properties style:column-width="2.477cm" style:rel-column-width="2294*"/>
    </style:style>
    <style:style style:name="Tabela14.B" style:family="table-column">
      <style:table-column-properties style:column-width="3.57cm" style:rel-column-width="3308*"/>
    </style:style>
    <style:style style:name="Tabela14.C" style:family="table-column">
      <style:table-column-properties style:column-width="34.145cm" style:rel-column-width="31637*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4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40.192cm" style:rel-width="90%" table:align="center"/>
    </style:style>
    <style:style style:name="Tabela12.A" style:family="table-column">
      <style:table-column-properties style:column-width="2.455cm" style:rel-column-width="1776*"/>
    </style:style>
    <style:style style:name="Tabela12.B" style:family="table-column">
      <style:table-column-properties style:column-width="3.574cm" style:rel-column-width="2586*"/>
    </style:style>
    <style:style style:name="Tabela12.C" style:family="table-column">
      <style:table-column-properties style:column-width="8.606cm" style:rel-column-width="6227*"/>
    </style:style>
    <style:style style:name="Tabela12.D" style:family="table-column">
      <style:table-column-properties style:column-width="8.518cm" style:rel-column-width="6163*"/>
    </style:style>
    <style:style style:name="Tabela12.F" style:family="table-column">
      <style:table-column-properties style:column-width="8.52cm" style:rel-column-width="6164*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2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40.192cm" style:rel-width="90%" table:align="center"/>
    </style:style>
    <style:style style:name="Tabela18.A" style:family="table-column">
      <style:table-column-properties style:column-width="2.454cm" style:rel-column-width="1775*"/>
    </style:style>
    <style:style style:name="Tabela18.B" style:family="table-column">
      <style:table-column-properties style:column-width="3.575cm" style:rel-column-width="2587*"/>
    </style:style>
    <style:style style:name="Tabela18.C" style:family="table-column">
      <style:table-column-properties style:column-width="26.42cm" style:rel-column-width="19115*"/>
    </style:style>
    <style:style style:name="Tabela18.D" style:family="table-column">
      <style:table-column-properties style:column-width="7.743cm" style:rel-column-width="5602*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8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40.192cm" style:rel-width="90%" table:align="center"/>
    </style:style>
    <style:style style:name="Tabela1.A" style:family="table-column">
      <style:table-column-properties style:column-width="2.514cm" style:rel-column-width="2587*"/>
    </style:style>
    <style:style style:name="Tabela1.B" style:family="table-column">
      <style:table-column-properties style:column-width="3.533cm" style:rel-column-width="3638*"/>
    </style:style>
    <style:style style:name="Tabela1.C" style:family="table-column">
      <style:table-column-properties style:column-width="18.965cm" style:rel-column-width="19525*"/>
    </style:style>
    <style:style style:name="Tabela1.D" style:family="table-column">
      <style:table-column-properties style:column-width="15.18cm" style:rel-column-width="15628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40.192cm" style:rel-width="90%" table:align="center"/>
    </style:style>
    <style:style style:name="Tabela21.A" style:family="table-column">
      <style:table-column-properties style:column-width="2.455cm" style:rel-column-width="2527*"/>
    </style:style>
    <style:style style:name="Tabela21.B" style:family="table-column">
      <style:table-column-properties style:column-width="37.737cm" style:rel-column-width="38851*"/>
    </style:style>
    <style:style style:name="Tabela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1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40.192cm" style:rel-width="90%" table:align="center"/>
    </style:style>
    <style:style style:name="Tabela4.A" style:family="table-column">
      <style:table-column-properties style:column-width="2.492cm" style:rel-column-width="2215*"/>
    </style:style>
    <style:style style:name="Tabela4.B" style:family="table-column">
      <style:table-column-properties style:column-width="3.558cm" style:rel-column-width="3162*"/>
    </style:style>
    <style:style style:name="Tabela4.C" style:family="table-column">
      <style:table-column-properties style:column-width="17.071cm" style:rel-column-width="15173*"/>
    </style:style>
    <style:style style:name="Tabela4.D" style:family="table-column">
      <style:table-column-properties style:column-width="17.073cm" style:rel-column-width="15174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4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40.192cm" style:rel-width="90%" table:align="center"/>
    </style:style>
    <style:style style:name="Tabela9.A" style:family="table-column">
      <style:table-column-properties style:column-width="2.454cm" style:rel-column-width="2331*"/>
    </style:style>
    <style:style style:name="Tabela9.B" style:family="table-column">
      <style:table-column-properties style:column-width="3.739cm" style:rel-column-width="3554*"/>
    </style:style>
    <style:style style:name="Tabela9.C" style:family="table-column">
      <style:table-column-properties style:column-width="6.8cm" style:rel-column-width="6462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9.G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40.192cm" style:rel-width="90%" table:align="center"/>
    </style:style>
    <style:style style:name="Tabela7.A" style:family="table-column">
      <style:table-column-properties style:column-width="2.477cm" style:rel-column-width="2353*"/>
    </style:style>
    <style:style style:name="Tabela7.B" style:family="table-column">
      <style:table-column-properties style:column-width="10.64cm" style:rel-column-width="10111*"/>
    </style:style>
    <style:style style:name="Tabela7.C" style:family="table-column">
      <style:table-column-properties style:column-width="15.471cm" style:rel-column-width="14702*"/>
    </style:style>
    <style:style style:name="Tabela7.D" style:family="table-column">
      <style:table-column-properties style:column-width="11.606cm" style:rel-column-width="11029*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7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3" style:family="table-row">
      <style:table-row-properties style:min-row-height="1.138cm"/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40.192cm" style:rel-width="90%" table:align="center"/>
    </style:style>
    <style:style style:name="Tabela19.A" style:family="table-column">
      <style:table-column-properties style:column-width="2.455cm" style:rel-column-width="2528*"/>
    </style:style>
    <style:style style:name="Tabela19.B" style:family="table-column">
      <style:table-column-properties style:column-width="3.662cm" style:rel-column-width="3770*"/>
    </style:style>
    <style:style style:name="Tabela19.C" style:family="table-column">
      <style:table-column-properties style:column-width="16.194cm" style:rel-column-width="16672*"/>
    </style:style>
    <style:style style:name="Tabela19.D" style:family="table-column">
      <style:table-column-properties style:column-width="7.938cm" style:rel-column-width="8172*"/>
    </style:style>
    <style:style style:name="Tabela19.E" style:family="table-column">
      <style:table-column-properties style:column-width="9.943cm" style:rel-column-width="10236*"/>
    </style:style>
    <style:style style:name="Tabela1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9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40.192cm" style:rel-width="90%" table:align="center"/>
    </style:style>
    <style:style style:name="Tabela11.A" style:family="table-column">
      <style:table-column-properties style:column-width="2.477cm" style:rel-column-width="2550*"/>
    </style:style>
    <style:style style:name="Tabela11.B" style:family="table-column">
      <style:table-column-properties style:column-width="37.715cm" style:rel-column-width="38828*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1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40.192cm" style:rel-width="90%" table:align="center"/>
    </style:style>
    <style:style style:name="Table7.A" style:family="table-column">
      <style:table-column-properties style:column-width="2.501cm" style:rel-column-width="2575*"/>
    </style:style>
    <style:style style:name="Table7.B" style:family="table-column">
      <style:table-column-properties style:column-width="3.545cm" style:rel-column-width="3650*"/>
    </style:style>
    <style:style style:name="Table7.C" style:family="table-column">
      <style:table-column-properties style:column-width="34.145cm" style:rel-column-width="35153*"/>
    </style:style>
    <style:style style:name="Table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40.192cm" style:rel-width="90%" table:align="center"/>
    </style:style>
    <style:style style:name="Tabela5.A" style:family="table-column">
      <style:table-column-properties style:column-width="2.477cm" style:rel-column-width="2550*"/>
    </style:style>
    <style:style style:name="Tabela5.B" style:family="table-column">
      <style:table-column-properties style:column-width="3.57cm" style:rel-column-width="3675*"/>
    </style:style>
    <style:style style:name="Tabela5.C" style:family="table-column">
      <style:table-column-properties style:column-width="12.746cm" style:rel-column-width="13122*"/>
    </style:style>
    <style:style style:name="Tabela5.D" style:family="table-column">
      <style:table-column-properties style:column-width="8.56cm" style:rel-column-width="8813*"/>
    </style:style>
    <style:style style:name="Tabela5.E" style:family="table-column">
      <style:table-column-properties style:column-width="12.839cm" style:rel-column-width="13218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40.192cm" style:rel-width="90%" table:align="center"/>
    </style:style>
    <style:style style:name="Tabela16.A" style:family="table-column">
      <style:table-column-properties style:column-width="2.454cm" style:rel-column-width="1963*"/>
    </style:style>
    <style:style style:name="Tabela16.B" style:family="table-column">
      <style:table-column-properties style:column-width="3.664cm" style:rel-column-width="2930*"/>
    </style:style>
    <style:style style:name="Tabela16.C" style:family="table-column">
      <style:table-column-properties style:column-width="8.52cm" style:rel-column-width="6814*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6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40.192cm" style:rel-width="90%" fo:break-before="auto" fo:break-after="auto" table:align="center" fo:keep-with-next="auto"/>
    </style:style>
    <style:style style:name="Tabela8.A" style:family="table-column">
      <style:table-column-properties style:column-width="2.461cm" style:rel-column-width="2534*"/>
    </style:style>
    <style:style style:name="Tabela8.B" style:family="table-column">
      <style:table-column-properties style:column-width="3.706cm" style:rel-column-width="3816*"/>
    </style:style>
    <style:style style:name="Tabela8.C" style:family="table-column">
      <style:table-column-properties style:column-width="2.582cm" style:rel-column-width="2658*"/>
    </style:style>
    <style:style style:name="Tabela8.D" style:family="table-column">
      <style:table-column-properties style:column-width="3.145cm" style:rel-column-width="3237*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00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8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8.3" style:family="table-row">
      <style:table-row-properties style:min-row-height="2.002cm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3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4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text-properties fo:language="pt" fo:country="BR" officeooo:paragraph-rsid="0062e1cc"/>
    </style:style>
    <style:style style:name="P3" style:family="paragraph" style:parent-style-name="Standard">
      <style:text-properties fo:language="pt" fo:country="BR" officeooo:paragraph-rsid="01718541"/>
    </style:style>
    <style:style style:name="P4" style:family="paragraph" style:parent-style-name="Standard">
      <style:text-properties fo:language="pt" fo:country="BR" officeooo:paragraph-rsid="0174ef1a"/>
    </style:style>
    <style:style style:name="P5" style:family="paragraph" style:parent-style-name="Standard">
      <style:text-properties fo:language="pt" fo:country="BR" officeooo:rsid="01718541" officeooo:paragraph-rsid="02f7d7c7"/>
    </style:style>
    <style:style style:name="P6" style:family="paragraph" style:parent-style-name="Standard">
      <style:text-properties fo:language="pt" fo:country="BR" officeooo:rsid="01718541" officeooo:paragraph-rsid="02f847f2"/>
    </style:style>
    <style:style style:name="P7" style:family="paragraph" style:parent-style-name="Standard">
      <style:text-properties fo:language="pt" fo:country="BR" officeooo:paragraph-rsid="02f7d7c7"/>
    </style:style>
    <style:style style:name="P8" style:family="paragraph" style:parent-style-name="Standard">
      <style:text-properties fo:language="pt" fo:country="BR" officeooo:paragraph-rsid="01feb0cb"/>
    </style:style>
    <style:style style:name="P9" style:family="paragraph" style:parent-style-name="Standard">
      <style:text-properties fo:language="pt" fo:country="BR" officeooo:rsid="00bd7101" officeooo:paragraph-rsid="02f7d7c7"/>
    </style:style>
    <style:style style:name="P10" style:family="paragraph" style:parent-style-name="Standard">
      <style:paragraph-properties fo:text-align="start" style:justify-single-word="false"/>
      <style:text-properties fo:language="pt" fo:country="BR" officeooo:paragraph-rsid="02f847f2"/>
    </style:style>
    <style:style style:name="P11" style:family="paragraph" style:parent-style-name="Standard">
      <style:text-properties fo:language="pt" fo:country="BR" officeooo:paragraph-rsid="02f847f2"/>
    </style:style>
    <style:style style:name="P12" style:family="paragraph" style:parent-style-name="Standard">
      <style:text-properties fo:color="#cc9900" loext:opacity="100%" fo:language="pt" fo:country="BR" officeooo:rsid="00f23989" officeooo:paragraph-rsid="0062e1cc" fo:background-color="transparent" style:font-size-asian="10.5pt" style:text-rotation-angle="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18541"/>
    </style:style>
    <style:style style:name="P1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eb0cb"/>
    </style:style>
    <style:style style:name="P1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f7d7c7"/>
    </style:style>
    <style:style style:name="P1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f847f2"/>
    </style:style>
    <style:style style:name="P17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9d3f01" fo:background-color="transparent"/>
    </style:style>
    <style:style style:name="P18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transparent"/>
    </style:style>
    <style:style style:name="P19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718541" fo:background-color="transparent"/>
    </style:style>
    <style:style style:name="P2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7d7c7" fo:background-color="transparent"/>
    </style:style>
    <style:style style:name="P2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2f7d7c7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2f7d7c7" fo:background-color="transparent"/>
    </style:style>
    <style:style style:name="P24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2f7d7c7" fo:background-color="transparent"/>
    </style:style>
    <style:style style:name="P2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f7d7c7" fo:background-color="transparent"/>
    </style:style>
    <style:style style:name="P2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f7d7c7" fo:background-color="transparent" style:font-size-asian="10.5pt" style:text-rotation-angle="0" style:text-rotation-scale="line-height"/>
    </style:style>
    <style:style style:name="P2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f7d7c7" fo:background-color="transparent"/>
    </style:style>
    <style:style style:name="P2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f7d7c7" fo:background-color="transparent"/>
    </style:style>
    <style:style style:name="P2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transparent"/>
    </style:style>
    <style:style style:name="P30" style:family="paragraph" style:parent-style-name="Table_20_Contents">
      <style:paragraph-properties fo:text-align="center" style:justify-single-word="false"/>
      <style:text-properties fo:language="pt" fo:country="BR" officeooo:rsid="0041ac97" officeooo:paragraph-rsid="02f847f2" fo:background-color="transparent"/>
    </style:style>
    <style:style style:name="P31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2f7d7c7" fo:background-color="transparent"/>
    </style:style>
    <style:style style:name="P3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7d7c7" fo:background-color="transparent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027b9d" fo:background-color="transparent"/>
    </style:style>
    <style:style style:name="P34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2f7d7c7"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2f7d7c7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fo:language="pt" fo:country="BR" officeooo:rsid="01f0ccbc" officeooo:paragraph-rsid="02f7d7c7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2f7d7c7" fo:background-color="transparent"/>
    </style:style>
    <style:style style:name="P38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2f7d7c7" fo:background-color="transparent"/>
    </style:style>
    <style:style style:name="P3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18541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eb0cb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f7d7c7"/>
    </style:style>
    <style:style style:name="P42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f847f2"/>
    </style:style>
    <style:style style:name="P43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/>
    </style:style>
    <style:style style:name="P44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9652d1"/>
    </style:style>
    <style:style style:name="P4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f7d7c7"/>
    </style:style>
    <style:style style:name="P46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18541"/>
    </style:style>
    <style:style style:name="P47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7d7c7"/>
    </style:style>
    <style:style style:name="P48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/>
    </style:style>
    <style:style style:name="P49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4dfcb"/>
    </style:style>
    <style:style style:name="P50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f7d7c7"/>
    </style:style>
    <style:style style:name="P5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/>
    </style:style>
    <style:style style:name="P5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9d3f01"/>
    </style:style>
    <style:style style:name="P5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ef2178"/>
    </style:style>
    <style:style style:name="P5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f7d7c7"/>
    </style:style>
    <style:style style:name="P5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9652d1" fo:background-color="#ffff00"/>
    </style:style>
    <style:style style:name="P5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2f7d7c7" fo:background-color="#ffff00"/>
    </style:style>
    <style:style style:name="P57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#ffff00"/>
    </style:style>
    <style:style style:name="P58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2dcae5a" fo:background-color="#ffff00"/>
    </style:style>
    <style:style style:name="P5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 fo:background-color="#ffff00"/>
    </style:style>
    <style:style style:name="P60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2f7d7c7" fo:background-color="#ffff00"/>
    </style:style>
    <style:style style:name="P6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7d7c7" fo:background-color="#ffff00"/>
    </style:style>
    <style:style style:name="P6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847f2" fo:background-color="#ffff00"/>
    </style:style>
    <style:style style:name="P63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2f847f2" fo:background-color="#ffff00"/>
    </style:style>
    <style:style style:name="P64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2f7d7c7" fo:background-color="#ffff00"/>
    </style:style>
    <style:style style:name="P65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2f7d7c7" fo:background-color="#ffff00"/>
    </style:style>
    <style:style style:name="P66" style:family="paragraph" style:parent-style-name="Table_20_Contents">
      <style:paragraph-properties fo:text-align="center" style:justify-single-word="false"/>
      <style:text-properties fo:language="pt" fo:country="BR" officeooo:rsid="01ed2ae2" officeooo:paragraph-rsid="02f7d7c7" fo:background-color="#ffff00"/>
    </style:style>
    <style:style style:name="P67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2f7d7c7" fo:background-color="#ffff00"/>
    </style:style>
    <style:style style:name="P68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2f7d7c7" fo:background-color="#ffff00"/>
    </style:style>
    <style:style style:name="P6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f7d7c7" fo:background-color="#ffff00"/>
    </style:style>
    <style:style style:name="P70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2f7d7c7" fo:background-color="#ffff00"/>
    </style:style>
    <style:style style:name="P7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f7d7c7" fo:background-color="#ffff00"/>
    </style:style>
    <style:style style:name="P7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f7d7c7" fo:background-color="#ffff00" style:font-size-asian="10.5pt" style:text-rotation-angle="0" style:text-rotation-scale="line-height"/>
    </style:style>
    <style:style style:name="P73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2f7d7c7" fo:background-color="#ffff00"/>
    </style:style>
    <style:style style:name="P74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718541"/>
    </style:style>
    <style:style style:name="P75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/>
    </style:style>
    <style:style style:name="P76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2dcae5a"/>
    </style:style>
    <style:style style:name="P77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2deb0f0"/>
    </style:style>
    <style:style style:name="P78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2f7d7c7"/>
    </style:style>
    <style:style style:name="P79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f7d7c7"/>
    </style:style>
    <style:style style:name="P80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f847f2"/>
    </style:style>
    <style:style style:name="P81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f7d7c7"/>
    </style:style>
    <style:style style:name="P82" style:family="paragraph" style:parent-style-name="Table_20_Contents">
      <style:paragraph-properties fo:text-align="center" style:justify-single-word="false"/>
      <style:text-properties fo:language="pt" fo:country="BR" officeooo:rsid="02e004aa" officeooo:paragraph-rsid="02f7d7c7"/>
    </style:style>
    <style:style style:name="P83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2f7d7c7"/>
    </style:style>
    <style:style style:name="P8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7d7c7"/>
    </style:style>
    <style:style style:name="P85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847f2"/>
    </style:style>
    <style:style style:name="P86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027b9d"/>
    </style:style>
    <style:style style:name="P8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04214c"/>
    </style:style>
    <style:style style:name="P8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184878"/>
    </style:style>
    <style:style style:name="P89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f847f2" style:font-size-asian="10.5pt" style:text-rotation-angle="0" style:text-rotation-scale="line-height"/>
    </style:style>
    <style:style style:name="P90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2f847f2"/>
    </style:style>
    <style:style style:name="P91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f847f2"/>
    </style:style>
    <style:style style:name="P92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2f7d7c7"/>
    </style:style>
    <style:style style:name="P93" style:family="paragraph" style:parent-style-name="Table_20_Contents">
      <style:paragraph-properties fo:text-align="center" style:justify-single-word="false"/>
      <style:text-properties fo:language="pt" fo:country="BR" officeooo:rsid="00302c7e" officeooo:paragraph-rsid="02f7d7c7"/>
    </style:style>
    <style:style style:name="P94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2f7d7c7"/>
    </style:style>
    <style:style style:name="P95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2f7d7c7"/>
    </style:style>
    <style:style style:name="P96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2f7d7c7"/>
    </style:style>
    <style:style style:name="P97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04214c"/>
    </style:style>
    <style:style style:name="P98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2f7d7c7"/>
    </style:style>
    <style:style style:name="P99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2f7d7c7"/>
    </style:style>
    <style:style style:name="P100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2f7d7c7"/>
    </style:style>
    <style:style style:name="P101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2f7d7c7"/>
    </style:style>
    <style:style style:name="P102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2f7d7c7"/>
    </style:style>
    <style:style style:name="P10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f7d7c7"/>
    </style:style>
    <style:style style:name="P104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2f7d7c7"/>
    </style:style>
    <style:style style:name="P105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2f7d7c7" fo:background-color="transparent" style:font-weight-asian="normal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2f7d7c7"/>
    </style:style>
    <style:style style:name="P107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2f7d7c7"/>
    </style:style>
    <style:style style:name="P108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2f7d7c7"/>
    </style:style>
    <style:style style:name="P109" style:family="paragraph" style:parent-style-name="Table_20_Contents">
      <style:paragraph-properties fo:text-align="center" style:justify-single-word="false"/>
      <style:text-properties fo:language="pt" fo:country="BR" officeooo:rsid="00beec8c" officeooo:paragraph-rsid="02f7d7c7"/>
    </style:style>
    <style:style style:name="P110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2f7d7c7"/>
    </style:style>
    <style:style style:name="P111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2f847f2"/>
    </style:style>
    <style:style style:name="P112" style:family="paragraph" style:parent-style-name="Table_20_Contents">
      <style:paragraph-properties fo:text-align="center" style:justify-single-word="false"/>
      <style:text-properties fo:language="pt" fo:country="BR" officeooo:rsid="03027b9d" officeooo:paragraph-rsid="03027b9d"/>
    </style:style>
    <style:style style:name="P113" style:family="paragraph" style:parent-style-name="Table_20_Contents">
      <style:paragraph-properties fo:text-align="center" style:justify-single-word="false"/>
      <style:text-properties officeooo:paragraph-rsid="02f7d7c7"/>
    </style:style>
    <style:style style:name="P114" style:family="paragraph" style:parent-style-name="Table_20_Contents">
      <style:paragraph-properties fo:text-align="center" style:justify-single-word="false"/>
      <style:text-properties officeooo:paragraph-rsid="0200e4d8" fo:background-color="transparent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2e1cc" officeooo:paragraph-rsid="02f7d7c7" fo:background-color="#ffff00"/>
    </style:style>
    <style:style style:name="P116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b43e6" officeooo:paragraph-rsid="02dcae5a" fo:background-color="#ffff00" style:font-size-asian="10.5pt" style:text-rotation-angle="0" style:text-rotation-scale="line-height"/>
    </style:style>
    <style:style style:name="P117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b43e6" officeooo:paragraph-rsid="02deb0f0" fo:background-color="transparent"/>
    </style:style>
    <style:style style:name="P118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1b5886" officeooo:paragraph-rsid="02f7d7c7" fo:background-color="transparent"/>
    </style:style>
    <style:style style:name="P119" style:family="paragraph" style:parent-style-name="Table_20_Contents">
      <style:paragraph-properties fo:text-align="center" style:justify-single-word="false"/>
      <style:text-properties fo:color="#66ccff" loext:opacity="100%" fo:language="pt" fo:country="BR" officeooo:rsid="00fa560c" officeooo:paragraph-rsid="02f7d7c7" fo:background-color="transparent" style:font-size-asian="10.5pt" style:text-rotation-angle="0" style:text-rotation-scale="line-height"/>
    </style:style>
    <style:style style:name="P120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2f7d7c7" fo:background-color="transparent"/>
    </style:style>
    <style:style style:name="P121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2f7d7c7" fo:background-color="transparent"/>
    </style:style>
    <style:style style:name="P122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093cd3" fo:background-color="transparent"/>
    </style:style>
    <style:style style:name="P12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2f7d7c7"/>
    </style:style>
    <style:style style:name="P12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30bd1d4"/>
    </style:style>
    <style:style style:name="P12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18541"/>
    </style:style>
    <style:style style:name="P12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eb0cb"/>
    </style:style>
    <style:style style:name="P12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f7d7c7"/>
    </style:style>
    <style:style style:name="P12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f847f2"/>
    </style:style>
    <style:style style:name="P129" style:family="paragraph" style:parent-style-name="Table_20_Contents">
      <style:paragraph-properties fo:margin-top="0cm" fo:margin-bottom="0cm" style:contextual-spacing="false" fo:line-height="100%" fo:text-align="start" style:justify-single-word="false" style:vertical-align="middle" style:writing-mode="page"/>
      <style:text-properties fo:language="pt" fo:country="BR" officeooo:rsid="00f23989" officeooo:paragraph-rsid="0111a959"/>
    </style:style>
    <style:style style:name="P13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f7d7c7" fo:background-color="#ffff00"/>
    </style:style>
    <style:style style:name="P13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f7d7c7" fo:background-color="transparent"/>
    </style:style>
    <style:style style:name="P13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1497bd" officeooo:paragraph-rsid="031497bd"/>
    </style:style>
    <style:style style:name="P13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14e81f" officeooo:paragraph-rsid="0314e81f"/>
    </style:style>
    <style:style style:name="P13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181ab5" officeooo:paragraph-rsid="03181ab5"/>
    </style:style>
    <style:style style:name="P135" style:family="paragraph" style:parent-style-name="Table_20_Contents">
      <style:paragraph-properties fo:margin-top="0cm" fo:margin-bottom="0cm" style:contextual-spacing="false" fo:line-height="100%" fo:text-align="start" style:justify-single-word="false" style:vertical-align="middle" style:writing-mode="page"/>
      <style:text-properties fo:color="#cc9900" loext:opacity="100%" fo:language="pt" fo:country="BR" officeooo:rsid="00f23989" officeooo:paragraph-rsid="0174ef1a" fo:background-color="transparent" style:font-size-asian="10.5pt" style:text-rotation-angle="0" style:text-rotation-scale="line-height"/>
    </style:style>
    <style:style style:name="P13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2fa0769" fo:background-color="transparent"/>
    </style:style>
    <style:style style:name="P13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0bd1d4" fo:background-color="transparent"/>
    </style:style>
    <style:style style:name="P13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1d864d" officeooo:paragraph-rsid="030fdc88"/>
    </style:style>
    <style:style style:name="P139" style:family="paragraph" style:parent-style-name="Text_20_body">
      <style:paragraph-properties fo:text-align="center" style:justify-single-word="false"/>
      <style:text-properties fo:language="pt" fo:country="BR" officeooo:rsid="016a0b46" officeooo:paragraph-rsid="016b789a" fo:background-color="transparent"/>
    </style:style>
    <style:style style:name="P140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0331e07" officeooo:paragraph-rsid="02f7d7c7" fo:background-color="transparent"/>
    </style:style>
    <style:style style:name="P141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language="pt" fo:country="BR" officeooo:rsid="00beec8c" officeooo:paragraph-rsid="02f7d7c7"/>
    </style:style>
    <style:style style:name="P142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019354" fo:background-color="transparent"/>
    </style:style>
    <style:style style:name="P143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language="pt" fo:country="BR" officeooo:rsid="00beec8c" officeooo:paragraph-rsid="02f7d7c7"/>
    </style:style>
    <style:style style:name="P144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color="#ff3333" loext:opacity="100%" fo:language="pt" fo:country="BR" officeooo:rsid="00f23989" officeooo:paragraph-rsid="02f7d7c7" fo:background-color="transparent"/>
    </style:style>
    <style:style style:name="P145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41053" officeooo:paragraph-rsid="02f7d7c7"/>
    </style:style>
    <style:style style:name="P146" style:family="paragraph" style:parent-style-name="Table_20_Contents">
      <style:paragraph-properties fo:margin-top="0cm" fo:margin-bottom="0cm" style:contextual-spacing="true" fo:line-height="200%" fo:text-align="justify" fo:text-align-last="center" style:justify-single-word="false" style:vertical-align="middle" style:writing-mode="page"/>
      <style:text-properties fo:language="pt" fo:country="BR" officeooo:rsid="001d864d" officeooo:paragraph-rsid="02f7d7c7"/>
    </style:style>
    <style:style style:name="P147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d864d" officeooo:paragraph-rsid="02f7d7c7"/>
    </style:style>
    <style:style style:name="P148" style:family="paragraph" style:parent-style-name="Text_20_body">
      <style:paragraph-properties fo:text-align="center" style:justify-single-word="false"/>
      <style:text-properties fo:font-size="18pt" fo:language="pt" fo:country="BR" officeooo:rsid="016a0b46" officeooo:paragraph-rsid="016b789a" fo:background-color="transparent" style:font-size-asian="18pt" style:font-size-complex="18pt"/>
    </style:style>
    <style:style style:name="P149" style:family="paragraph" style:parent-style-name="Table_20_Contents">
      <style:paragraph-properties fo:text-align="center" style:justify-single-word="false"/>
      <style:text-properties fo:language="pt" fo:country="BR" officeooo:rsid="02d2d188" officeooo:paragraph-rsid="02f7d7c7" fo:background-color="transparent" style:font-size-asian="10.5pt" style:text-rotation-angle="0" style:text-rotation-scale="line-height"/>
    </style:style>
    <style:style style:name="P150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33d2a" officeooo:paragraph-rsid="02f7d7c7" fo:background-color="transparent"/>
    </style:style>
    <style:style style:name="T1" style:family="text">
      <style:text-properties officeooo:rsid="0014b1ef"/>
    </style:style>
    <style:style style:name="T2" style:family="text">
      <style:text-properties officeooo:rsid="001683a8"/>
    </style:style>
    <style:style style:name="T3" style:family="text">
      <style:text-properties officeooo:rsid="001c869c"/>
    </style:style>
    <style:style style:name="T4" style:family="text">
      <style:text-properties officeooo:rsid="001d864d"/>
    </style:style>
    <style:style style:name="T5" style:family="text">
      <style:text-properties officeooo:rsid="00141053"/>
    </style:style>
    <style:style style:name="T6" style:family="text">
      <style:text-properties officeooo:rsid="001de3c7"/>
    </style:style>
    <style:style style:name="T7" style:family="text">
      <style:text-properties officeooo:rsid="001f0dbb"/>
    </style:style>
    <style:style style:name="T8" style:family="text">
      <style:text-properties officeooo:rsid="0003d36e"/>
    </style:style>
    <style:style style:name="T9" style:family="text">
      <style:text-properties officeooo:rsid="0030ee31"/>
    </style:style>
    <style:style style:name="T10" style:family="text">
      <style:text-properties officeooo:rsid="00360d29"/>
    </style:style>
    <style:style style:name="T11" style:family="text">
      <style:text-properties officeooo:rsid="00444dbe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47850c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12dc07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85a74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1ea880b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24d36cb" style:font-style-asian="normal" style:font-weight-asian="normal" style:font-style-complex="normal" style:font-weight-complex="normal"/>
    </style:style>
    <style:style style:name="T18" style:family="text">
      <style:text-properties officeooo:rsid="004a7e62"/>
    </style:style>
    <style:style style:name="T19" style:family="text">
      <style:text-properties officeooo:rsid="006b43e6"/>
    </style:style>
    <style:style style:name="T20" style:family="text">
      <style:text-properties officeooo:rsid="006cf78b"/>
    </style:style>
    <style:style style:name="T21" style:family="text">
      <style:text-properties officeooo:rsid="00b45e57"/>
    </style:style>
    <style:style style:name="T22" style:family="text">
      <style:text-properties officeooo:rsid="00bd029f"/>
    </style:style>
    <style:style style:name="T23" style:family="text">
      <style:text-properties officeooo:rsid="00bd7101"/>
    </style:style>
    <style:style style:name="T24" style:family="text">
      <style:text-properties officeooo:rsid="00f20f62"/>
    </style:style>
    <style:style style:name="T25" style:family="text">
      <style:text-properties officeooo:rsid="00f23989"/>
    </style:style>
    <style:style style:name="T26" style:family="text">
      <style:text-properties officeooo:rsid="00fa560c"/>
    </style:style>
    <style:style style:name="T27" style:family="text">
      <style:text-properties officeooo:rsid="00fad60a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30bd1d4" fo:background-color="transparent" loext:char-shading-value="0" style:font-size-asian="10.5pt" style:text-rotation-angle="0" style:text-rotation-scale="line-height"/>
    </style:style>
    <style:style style:name="T30" style:family="text">
      <style:text-properties officeooo:rsid="025e78b5" fo:background-color="transparent" loext:char-shading-value="0"/>
    </style:style>
    <style:style style:name="T31" style:family="text">
      <style:text-properties officeooo:rsid="025cbfb0" fo:background-color="transparent" loext:char-shading-value="0"/>
    </style:style>
    <style:style style:name="T32" style:family="text">
      <style:text-properties officeooo:rsid="00f23989" fo:background-color="transparent" loext:char-shading-value="0"/>
    </style:style>
    <style:style style:name="T33" style:family="text">
      <style:text-properties officeooo:rsid="030bd1d4" fo:background-color="transparent" loext:char-shading-value="0"/>
    </style:style>
    <style:style style:name="T34" style:family="text">
      <style:text-properties officeooo:rsid="00ff1367"/>
    </style:style>
    <style:style style:name="T35" style:family="text">
      <style:text-properties fo:font-weight="normal" officeooo:rsid="015638d5" style:font-weight-asian="normal" style:font-weight-complex="normal"/>
    </style:style>
    <style:style style:name="T36" style:family="text">
      <style:text-properties fo:font-weight="normal" officeooo:rsid="0156470e" style:font-weight-asian="normal" style:font-weight-complex="normal"/>
    </style:style>
    <style:style style:name="T37" style:family="text">
      <style:text-properties fo:font-weight="normal" officeooo:rsid="01d7fa34" style:font-weight-asian="normal" style:font-weight-complex="normal"/>
    </style:style>
    <style:style style:name="T38" style:family="text">
      <style:text-properties fo:font-weight="normal" officeooo:rsid="0316570e" style:font-weight-asian="normal" style:font-weight-complex="normal"/>
    </style:style>
    <style:style style:name="T39" style:family="text">
      <style:text-properties officeooo:rsid="01010a09"/>
    </style:style>
    <style:style style:name="T40" style:family="text">
      <style:text-properties officeooo:rsid="010134e8"/>
    </style:style>
    <style:style style:name="T41" style:family="text">
      <style:text-properties officeooo:rsid="01022e9c"/>
    </style:style>
    <style:style style:name="T42" style:family="text">
      <style:text-properties officeooo:rsid="0102841c"/>
    </style:style>
    <style:style style:name="T43" style:family="text">
      <style:text-properties officeooo:rsid="0102e26a"/>
    </style:style>
    <style:style style:name="T44" style:family="text">
      <style:text-properties officeooo:rsid="00f5a976"/>
    </style:style>
    <style:style style:name="T45" style:family="text">
      <style:text-properties officeooo:rsid="012c5455"/>
    </style:style>
    <style:style style:name="T46" style:family="text">
      <style:text-properties fo:background-color="#ffff00" loext:char-shading-value="0"/>
    </style:style>
    <style:style style:name="T47" style:family="text">
      <style:text-properties officeooo:rsid="0014b1ef" fo:background-color="#ffff00" loext:char-shading-value="0"/>
    </style:style>
    <style:style style:name="T48" style:family="text">
      <style:text-properties officeooo:rsid="01e19d87" fo:background-color="#ffff00" loext:char-shading-value="0"/>
    </style:style>
    <style:style style:name="T49" style:family="text">
      <style:text-properties officeooo:rsid="02dcae5a" fo:background-color="#ffff00" loext:char-shading-value="0"/>
    </style:style>
    <style:style style:name="T50" style:family="text">
      <style:text-properties officeooo:rsid="02dd72e1" fo:background-color="#ffff00" loext:char-shading-value="0"/>
    </style:style>
    <style:style style:name="T51" style:family="text">
      <style:text-properties officeooo:rsid="001f0dbb" fo:background-color="#ffff00" loext:char-shading-value="0"/>
    </style:style>
    <style:style style:name="T52" style:family="text">
      <style:text-properties officeooo:rsid="014e0cb5"/>
    </style:style>
    <style:style style:name="T53" style:family="text">
      <style:text-properties officeooo:rsid="02df09ce" style:font-size-asian="10.5pt" style:text-rotation-angle="0" style:text-rotation-scale="line-height"/>
    </style:style>
    <style:style style:name="T54" style:family="text">
      <style:text-properties officeooo:rsid="02eac6e2" style:font-size-asian="10.5pt" style:text-rotation-angle="0" style:text-rotation-scale="line-height"/>
    </style:style>
    <style:style style:name="T55" style:family="text">
      <style:text-properties officeooo:rsid="02f0120e" style:font-size-asian="10.5pt" style:text-rotation-angle="0" style:text-rotation-scale="line-height"/>
    </style:style>
    <style:style style:name="T56" style:family="text">
      <style:text-properties officeooo:rsid="01718541"/>
    </style:style>
    <style:style style:name="T57" style:family="text">
      <style:text-properties officeooo:rsid="019f6fb5"/>
    </style:style>
    <style:style style:name="T58" style:family="text">
      <style:text-properties officeooo:rsid="01db4e56"/>
    </style:style>
    <style:style style:name="T59" style:family="text">
      <style:text-properties officeooo:rsid="01dcd5c1"/>
    </style:style>
    <style:style style:name="T60" style:family="text">
      <style:text-properties officeooo:rsid="01e31d18"/>
    </style:style>
    <style:style style:name="T61" style:family="text">
      <style:text-properties officeooo:rsid="01e85549"/>
    </style:style>
    <style:style style:name="T62" style:family="text">
      <style:text-properties fo:language="pt" fo:country="BR" officeooo:rsid="00385da4" style:font-size-asian="10.5pt" style:text-rotation-angle="0" style:text-rotation-scale="line-height"/>
    </style:style>
    <style:style style:name="T63" style:family="text">
      <style:text-properties fo:language="pt" fo:country="BR" officeooo:rsid="02d2d188"/>
    </style:style>
    <style:style style:name="T64" style:family="text">
      <style:text-properties fo:language="pt" fo:country="BR" officeooo:rsid="00645ee1"/>
    </style:style>
    <style:style style:name="T65" style:family="text">
      <style:text-properties fo:language="pt" fo:country="BR" officeooo:rsid="006cf78b"/>
    </style:style>
    <style:style style:name="T66" style:family="text">
      <style:text-properties officeooo:rsid="024d36cb"/>
    </style:style>
    <style:style style:name="T67" style:family="text">
      <style:text-properties officeooo:rsid="025cbfb0"/>
    </style:style>
    <style:style style:name="T68" style:family="text">
      <style:text-properties officeooo:rsid="029e7db5"/>
    </style:style>
    <style:style style:name="T69" style:family="text">
      <style:text-properties officeooo:rsid="02d2d188"/>
    </style:style>
    <style:style style:name="T70" style:family="text">
      <style:text-properties officeooo:rsid="02d8d583"/>
    </style:style>
    <style:style style:name="T71" style:family="text">
      <style:text-properties officeooo:rsid="02dacbb8"/>
    </style:style>
    <style:style style:name="T72" style:family="text">
      <style:text-properties officeooo:rsid="02db1faf"/>
    </style:style>
    <style:style style:name="T73" style:family="text">
      <style:text-properties officeooo:rsid="02dffc8c"/>
    </style:style>
    <style:style style:name="T74" style:family="text">
      <style:text-properties officeooo:rsid="02e004aa"/>
    </style:style>
    <style:style style:name="T75" style:family="text">
      <style:text-properties officeooo:rsid="02e17bf5"/>
    </style:style>
    <style:style style:name="T76" style:family="text">
      <style:text-properties officeooo:rsid="02e33f41"/>
    </style:style>
    <style:style style:name="T77" style:family="text">
      <style:text-properties officeooo:rsid="02e51ebd"/>
    </style:style>
    <style:style style:name="T78" style:family="text">
      <style:text-properties officeooo:rsid="02e7874b"/>
    </style:style>
    <style:style style:name="T79" style:family="text">
      <style:text-properties officeooo:rsid="02e94d73"/>
    </style:style>
    <style:style style:name="T80" style:family="text">
      <style:text-properties officeooo:rsid="02ee4445"/>
    </style:style>
    <style:style style:name="T81" style:family="text">
      <style:text-properties officeooo:rsid="02f0120e"/>
    </style:style>
    <style:style style:name="T82" style:family="text">
      <style:text-properties officeooo:rsid="02f0fc69"/>
    </style:style>
    <style:style style:name="T83" style:family="text">
      <style:text-properties officeooo:rsid="02f220ca"/>
    </style:style>
    <style:style style:name="T84" style:family="text">
      <style:text-properties officeooo:rsid="02fa0769"/>
    </style:style>
    <style:style style:name="T85" style:family="text">
      <style:text-properties officeooo:rsid="03058ec3"/>
    </style:style>
    <style:style style:name="T86" style:family="text">
      <style:text-properties officeooo:rsid="03093cd3"/>
    </style:style>
    <style:style style:name="T87" style:family="text">
      <style:text-properties officeooo:rsid="030bd1d4"/>
    </style:style>
    <style:style style:name="T88" style:family="text">
      <style:text-properties officeooo:rsid="030fdc88"/>
    </style:style>
    <style:style style:name="T89" style:family="text">
      <style:text-properties officeooo:rsid="03119f5b"/>
    </style:style>
    <style:style style:name="T90" style:family="text">
      <style:text-properties officeooo:rsid="031c0ac1"/>
    </style:style>
    <style:style style:name="T91" style:family="text">
      <style:text-properties officeooo:rsid="031c8c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9">EDGV <text:span text:style-name="T58">3.0 </text:span><text:span text:style-name="T82">ORTO</text:span> – V<text:span text:style-name="T70">2.1.</text:span><text:span text:style-name="T83">1</text:span></text:p>
      <text:p text:style-name="P148">Relação de restrição de atributo</text:p>
      <text:p text:style-name="P7"/>
      <text:p text:style-name="P11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leLine2179615572944">
          <table:table-cell table:style-name="Tabela22.A1" office:value-type="string">
            <text:p text:style-name="P16">Classe</text:p>
          </table:table-cell>
          <table:table-cell table:style-name="Tabela22.B1" table:number-columns-spanned="2" office:value-type="string">
            <text:p text:style-name="P30">aglomerado_rural (llp_aglomerado_rural) <text:span text:style-name="T44">[P]</text:span></text:p>
          </table:table-cell>
          <table:covered-table-cell/>
        </table:table-row>
        <table:table-row table:style-name="TableLine2179615566960">
          <table:table-cell table:style-name="Tabela22.A2" office:value-type="string">
            <text:p text:style-name="P16">Atributo</text:p>
          </table:table-cell>
          <table:table-cell table:style-name="Tabela22.A2" office:value-type="string">
            <text:p text:style-name="P42">nome<text:span text:style-name="T5"> (1)</text:span></text:p>
          </table:table-cell>
          <table:table-cell table:style-name="Tabela22.C2" office:value-type="string">
            <text:p text:style-name="P42">tipo<text:span text:style-name="T4"> (1)</text:span></text:p>
          </table:table-cell>
        </table:table-row>
        <table:table-row table:style-name="TableLine2179615582464">
          <table:table-cell table:style-name="Tabela22.A3" office:value-type="string">
            <text:p text:style-name="P16">Domínio</text:p>
          </table:table-cell>
          <table:table-cell table:style-name="Tabela22.B3" office:value-type="string">
            <text:p text:style-name="P128">A ser preenchido</text:p>
            <text:p text:style-name="P133">(*)</text:p>
          </table:table-cell>
          <table:table-cell table:style-name="Tabela22.C3" office:value-type="string">
            <text:p text:style-name="P63">Aglomerado rural isolado – Núcleo -5 !</text:p>
            <text:p text:style-name="P90">Aglomerado rural isolado – Povoado -6</text:p>
            <text:p text:style-name="P90">Outros aglomerados rurais – Lugarejo -7</text:p>
          </table:table-cell>
        </table:table-row>
      </table:table>
      <text:p text:style-name="P11"/>
      <text:p text:style-name="P11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row table:style-name="TableLine2179621940576">
          <table:table-cell table:style-name="Tabela20.A1" office:value-type="string">
            <text:p text:style-name="P15">Classe</text:p>
          </table:table-cell>
          <table:table-cell table:style-name="Tabela20.B1" table:number-columns-spanned="4" office:value-type="string">
            <text:p text:style-name="P20">area_pub_militar <text:span text:style-name="T20">(llp_area_pub_militar) [L A]</text:span></text:p>
          </table:table-cell>
          <table:covered-table-cell/>
          <table:covered-table-cell/>
          <table:covered-table-cell/>
        </table:table-row>
        <table:table-row table:style-name="TableLine2179621947104">
          <table:table-cell table:style-name="Tabela20.A2" office:value-type="string">
            <text:p text:style-name="P15">Atributo</text:p>
          </table:table-cell>
          <table:table-cell table:style-name="Tabela20.A2" office:value-type="string">
            <text:p text:style-name="P41">Nome<text:span text:style-name="T5"> (0..1)</text:span></text:p>
          </table:table-cell>
          <table:table-cell table:style-name="Tabela20.A2" office:value-type="string">
            <text:p text:style-name="P47">geometria_aproximada<text:span text:style-name="T4"> (1)</text:span></text:p>
          </table:table-cell>
          <table:table-cell table:style-name="Tabela20.A2" office:value-type="string">
            <text:p text:style-name="P47"><text:span text:style-name="T76">s</text:span>obreposto <text:span text:style-name="T75">(1)</text:span></text:p>
          </table:table-cell>
          <table:table-cell table:style-name="Tabela20.E2" office:value-type="string">
            <text:p text:style-name="P47">exibir_rotulo_aproximado <text:span text:style-name="T75">(1)</text:span></text:p>
          </table:table-cell>
        </table:table-row>
        <table:table-row table:style-name="TableLine2179621940304">
          <table:table-cell table:style-name="Tabela20.A3" office:value-type="string">
            <text:p text:style-name="P15">Domínio</text:p>
          </table:table-cell>
          <table:table-cell table:style-name="Tabela20.B3" office:value-type="string">
            <text:p text:style-name="P127">A ser preenchido</text:p>
            <text:p text:style-name="P133">(*)</text:p>
          </table:table-cell>
          <table:table-cell table:style-name="Tabela20.C3" office:value-type="string">
            <text:p text:style-name="P84">Não -2</text:p>
            <text:p text:style-name="P84">Sim -1</text:p>
          </table:table-cell>
          <table:table-cell table:style-name="Tabela20.D3" office:value-type="string">
            <text:p text:style-name="P84">Não -2</text:p>
            <text:p text:style-name="P84">Sim -1</text:p>
          </table:table-cell>
          <table:table-cell table:style-name="Tabela20.E3" office:value-type="string">
            <text:p text:style-name="P61">Não -2 !</text:p>
            <text:p text:style-name="P84">Sim -1</text:p>
          </table:table-cell>
        </table:table-row>
      </table:table>
      <text:p text:style-name="P7"/>
      <text:p text:style-name="P5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row table:style-name="TableLine2179621945744">
          <table:table-cell table:style-name="Tabela6.A1" office:value-type="string">
            <text:p text:style-name="P15">Classe </text:p>
          </table:table-cell>
          <table:table-cell table:style-name="Tabela6.B1" table:number-columns-spanned="5" office:value-type="string">
            <text:p text:style-name="P31">barragem (<text:span text:style-name="T53">infra</text:span>_barragem) [<text:span text:style-name="T68">L</text:span>A]</text:p>
          </table:table-cell>
          <table:covered-table-cell/>
          <table:covered-table-cell/>
          <table:covered-table-cell/>
          <table:covered-table-cell/>
        </table:table-row>
        <table:table-row table:style-name="TableLine2179621940032">
          <table:table-cell table:style-name="Tabela6.A2" office:value-type="string">
            <text:p text:style-name="P15">Atributo</text:p>
          </table:table-cell>
          <table:table-cell table:style-name="Tabela6.A2" office:value-type="string">
            <text:p text:style-name="P41">nome<text:span text:style-name="T5"> (0..1)</text:span></text:p>
          </table:table-cell>
          <table:table-cell table:style-name="Tabela6.A2" office:value-type="string">
            <text:p text:style-name="P41">tipo<text:span text:style-name="T4"> (1)</text:span></text:p>
          </table:table-cell>
          <table:table-cell table:style-name="Tabela6.A2" office:value-type="string">
            <text:p text:style-name="P41">situacao_fisica<text:span text:style-name="T4"> (1)</text:span></text:p>
          </table:table-cell>
          <table:table-cell table:style-name="Tabela6.A2" office:value-type="string">
            <text:p text:style-name="P41">material_construcao<text:span text:style-name="T4"> (1)</text:span></text:p>
          </table:table-cell>
          <table:table-cell table:style-name="Tabela6.F2" office:value-type="string">
            <text:p text:style-name="P113"><text:span text:style-name="T62">sobreposto_transportes</text:span><text:span text:style-name="T63"> (1)</text:span></text:p>
          </table:table-cell>
        </table:table-row>
        <table:table-row table:style-name="TableLine2179621938944">
          <table:table-cell table:style-name="Tabela6.A3" office:value-type="string">
            <text:p text:style-name="P15">Domínio</text:p>
          </table:table-cell>
          <table:table-cell table:style-name="Tabela6.B3" office:value-type="string">
            <text:p text:style-name="P127">A ser preenchido</text:p>
          </table:table-cell>
          <table:table-cell table:style-name="Tabela6.C3" office:value-type="string">
            <text:p text:style-name="P24">1 – Barragem</text:p>
            <text:p text:style-name="P70">2- Dique !</text:p>
          </table:table-cell>
          <table:table-cell table:style-name="Tabela6.D3" office:value-type="string">
            <text:p text:style-name="P71">Abandonada -1<text:span text:style-name="T1"> !</text:span></text:p>
            <text:p text:style-name="P25">Construída -3</text:p>
            <text:p text:style-name="P103"><text:span text:style-name="T46">Destruída -2</text:span><text:span text:style-name="T47"> !</text:span></text:p>
            <text:p text:style-name="P71">Em construção -4<text:span text:style-name="T1"> !</text:span></text:p>
          </table:table-cell>
          <table:table-cell table:style-name="Tabela6.E3" office:value-type="string">
            <text:p text:style-name="P71">Alvenaria -1<text:span text:style-name="T1"> !</text:span></text:p>
            <text:p text:style-name="P25">Concreto -2</text:p>
            <text:p text:style-name="P103">Rocha -4</text:p>
            <text:p text:style-name="P103">Terra -23</text:p>
            <text:p text:style-name="P104">Desconhecido – 0</text:p>
          </table:table-cell>
          <table:table-cell table:style-name="Tabela6.F3" office:value-type="string">
            <text:p text:style-name="P26">S<text:span text:style-name="T69">im – 1</text:span></text:p>
            <text:p text:style-name="P149">Não - 0</text:p>
          </table:table-cell>
        </table:table-row>
      </table:table>
      <text:p text:style-name="P7"/>
      <text:p text:style-name="P7"/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row table:style-name="TableLine2179621942752">
          <table:table-cell table:style-name="Tabela2.A1" office:value-type="string">
            <text:p text:style-name="P15">Classe</text:p>
          </table:table-cell>
          <table:table-cell table:style-name="Tabela2.B1" table:number-columns-spanned="3" office:value-type="string">
            <text:p text:style-name="P32">curva_nivel <text:span text:style-name="T6">(</text:span>elemnat_curva_nivel<text:span text:style-name="T6">) [L]</text:span></text:p>
          </table:table-cell>
          <table:covered-table-cell/>
          <table:covered-table-cell/>
        </table:table-row>
        <table:table-row table:style-name="TableLine2179621943024">
          <table:table-cell table:style-name="Tabela2.A2" office:value-type="string">
            <text:p text:style-name="P15">Atributo</text:p>
          </table:table-cell>
          <table:table-cell table:style-name="Tabela2.A2" office:value-type="string">
            <text:p text:style-name="P84">cota (1)</text:p>
          </table:table-cell>
          <table:table-cell table:style-name="Tabela2.A2" office:value-type="string">
            <text:p text:style-name="P84">indice (1)</text:p>
          </table:table-cell>
          <table:table-cell table:style-name="Tabela2.D2" office:value-type="string">
            <text:p text:style-name="P84">depressao (1)</text:p>
          </table:table-cell>
        </table:table-row>
        <table:table-row table:style-name="TableLine2179621953632">
          <table:table-cell table:style-name="Tabela2.A3" office:value-type="string">
            <text:p text:style-name="P15">Domínio</text:p>
          </table:table-cell>
          <table:table-cell table:style-name="Tabela2.B3" office:value-type="string">
            <text:p text:style-name="P84">A ser preenchido</text:p>
          </table:table-cell>
          <table:table-cell table:style-name="Tabela2.C3" office:value-type="string">
            <text:p text:style-name="P84">Auxiliar -3</text:p>
            <text:p text:style-name="P84">Mestra -1</text:p>
            <text:p text:style-name="P84">Normal -2</text:p>
          </table:table-cell>
          <table:table-cell table:style-name="Tabela2.D3" office:value-type="string">
            <text:p text:style-name="P84">Não -2</text:p>
            <text:p text:style-name="P84">Sim -1</text:p>
          </table:table-cell>
        </table:table-row>
      </table:table>
      <text:p text:style-name="P7"/>
      <text:p text:style-name="P7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row table:style-name="TableLine2179621944112">
          <table:table-cell table:style-name="Tabela15.A1" office:value-type="string">
            <text:p text:style-name="P15">Classe</text:p>
          </table:table-cell>
          <table:table-cell table:style-name="Tabela15.B1" table:number-columns-spanned="4" office:value-type="string">
            <text:p text:style-name="P23">elemento_<text:span text:style-name="T66">energia</text:span><text:span text:style-name="T12"> (</text:span><text:span text:style-name="T15">infra</text:span><text:span text:style-name="T13">_elemento_</text:span><text:span text:style-name="T17">energia</text:span><text:span text:style-name="T12">) </text:span><text:span text:style-name="T14">[</text:span><text:span text:style-name="T16">PLA</text:span><text:span text:style-name="T14">]</text:span></text:p>
          </table:table-cell>
          <table:covered-table-cell/>
          <table:covered-table-cell/>
          <table:covered-table-cell/>
        </table:table-row>
        <table:table-row table:style-name="TableLine2179621946560">
          <table:table-cell table:style-name="Tabela15.A2" office:value-type="string">
            <text:p text:style-name="P15">Atributo</text:p>
          </table:table-cell>
          <table:table-cell table:style-name="Tabela15.A2" office:value-type="string">
            <text:p text:style-name="P41">nome<text:span text:style-name="T5"> (0..1)</text:span></text:p>
          </table:table-cell>
          <table:table-cell table:style-name="Tabela15.A2" office:value-type="string">
            <text:p text:style-name="P92">filtro (1)</text:p>
          </table:table-cell>
          <table:table-cell table:style-name="Tabela15.A2" office:value-type="string">
            <text:p text:style-name="P41">Tipo<text:span text:style-name="T4"> (1)</text:span></text:p>
          </table:table-cell>
          <table:table-cell table:style-name="Tabela15.E2" office:value-type="string">
            <text:p text:style-name="P41">situacao_fisica<text:span text:style-name="T4"> (1)</text:span></text:p>
          </table:table-cell>
        </table:table-row>
        <table:table-row table:style-name="Tabela15.3">
          <table:table-cell table:style-name="Tabela15.A3" table:number-rows-spanned="2" office:value-type="string">
            <text:p text:style-name="P15">Domínio</text:p>
          </table:table-cell>
          <table:table-cell table:style-name="Tabela15.A3" table:number-rows-spanned="2" office:value-type="string">
            <text:p text:style-name="P127">A ser preenchido</text:p>
          </table:table-cell>
          <table:table-cell table:style-name="Tabela15.A3" office:value-type="string">
            <text:p text:style-name="P81">Linha de energia <text:span text:style-name="T18">-3XX</text:span></text:p>
            <text:p text:style-name="P79">[L]</text:p>
          </table:table-cell>
          <table:table-cell table:style-name="Tabela15.A3" office:value-type="string">
            <text:p text:style-name="P81">Linha de transmissão de energia <text:span text:style-name="T18">-303</text:span></text:p>
          </table:table-cell>
          <table:table-cell table:style-name="Tabela15.E3" table:number-rows-spanned="2" office:value-type="string">
            <text:p text:style-name="P56">Abandonada -1<text:span text:style-name="T1"> !</text:span></text:p>
            <text:p text:style-name="P45">Construída -3</text:p>
            <text:p text:style-name="P56">Destruída -2<text:span text:style-name="T1"> !</text:span></text:p>
            <text:p text:style-name="P115">Em construção -4<text:span text:style-name="T1"> !</text:span></text:p>
          </table:table-cell>
        </table:table-row>
        <table:table-row table:style-name="Tabela15.3">
          <table:covered-table-cell/>
          <table:covered-table-cell/>
          <table:table-cell table:style-name="Tabela15.A3" office:value-type="string">
            <text:p text:style-name="P81"><text:span text:style-name="T72">Subestação</text:span> de energia <text:span text:style-name="T18">-1</text:span><text:span text:style-name="T71">8</text:span><text:span text:style-name="T18">XX</text:span></text:p>
            <text:p text:style-name="P79">[P<text:span text:style-name="T71">A</text:span>]</text:p>
          </table:table-cell>
          <table:table-cell table:style-name="Tabela15.A3" office:value-type="string">
            <text:p text:style-name="P81">Subestação de transmissão de energia elétrica <text:span text:style-name="T18">-1</text:span><text:span text:style-name="T72">8</text:span><text:span text:style-name="T18">01</text:span></text:p>
            <text:p text:style-name="P81">Subestação de distribuição de energia elétrica <text:span text:style-name="T18">-1</text:span><text:span text:style-name="T72">8</text:span><text:span text:style-name="T18">0</text:span><text:span text:style-name="T72">2</text:span></text:p>
          </table:table-cell>
          <table:covered-table-cell/>
        </table:table-row>
      </table:table>
      <text:p text:style-name="P7"/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2179621946832">
          <table:table-cell table:style-name="Tabela3.A1" office:value-type="string">
            <text:p text:style-name="P15">Classe</text:p>
          </table:table-cell>
          <table:table-cell table:style-name="Tabela3.B1" table:number-columns-spanned="2" office:value-type="string">
            <text:p text:style-name="P20">elemento_hidrografico <text:span text:style-name="T20">(elemnat_elemento_hidrografico) [PLA]</text:span></text:p>
          </table:table-cell>
          <table:covered-table-cell/>
        </table:table-row>
        <table:table-row table:style-name="TableLine2179621962336">
          <table:table-cell table:style-name="Tabela3.A2" office:value-type="string">
            <text:p text:style-name="P15">Atributo</text:p>
          </table:table-cell>
          <table:table-cell table:style-name="Tabela3.A2" office:value-type="string">
            <text:p text:style-name="P41">nome<text:span text:style-name="T5"> (0..1)</text:span></text:p>
          </table:table-cell>
          <table:table-cell table:style-name="Tabela3.C2" office:value-type="string">
            <text:p text:style-name="P41">tipo<text:span text:style-name="T4"> (1)</text:span></text:p>
          </table:table-cell>
        </table:table-row>
        <table:table-row table:style-name="TableLine2179621964240">
          <table:table-cell table:style-name="Tabela3.A4" table:number-rows-spanned="2" office:value-type="string">
            <text:p text:style-name="P15">Domínio</text:p>
          </table:table-cell>
          <table:table-cell table:style-name="Tabela3.B4" table:number-rows-spanned="2" office:value-type="string">
            <text:p text:style-name="P127">A ser preenchido</text:p>
          </table:table-cell>
          <table:table-cell table:style-name="Tabela3.C3" office:value-type="string">
            <text:p text:style-name="P54">Cachoeira -9</text:p>
            <text:p text:style-name="P54">Salto -10</text:p>
            <text:p text:style-name="P50">[P L]</text:p>
          </table:table-cell>
        </table:table-row>
        <table:table-row table:style-name="TableLine2179621965328">
          <table:covered-table-cell/>
          <table:covered-table-cell/>
          <table:table-cell table:style-name="Tabela3.C4" office:value-type="string">
            <text:p text:style-name="P54">Corredeira -12</text:p>
            <text:p text:style-name="P50">[P L A]</text:p>
          </table:table-cell>
        </table:table-row>
      </table:table>
      <text:p text:style-name="P7"/>
      <text:p text:style-name="P7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row table:style-name="Tabela13.1">
          <table:table-cell table:style-name="Tabela13.A1" office:value-type="string">
            <text:p text:style-name="P15">Classe</text:p>
          </table:table-cell>
          <table:table-cell table:style-name="Tabela13.B1" table:number-columns-spanned="4" office:value-type="string">
            <text:p text:style-name="P23">elemento_infraestrutura<text:span text:style-name="T12"> (</text:span><text:span text:style-name="T15">infra</text:span><text:span text:style-name="T13">_elemento_infraestrutura</text:span><text:span text:style-name="T12">) </text:span><text:span text:style-name="T14">[</text:span><text:span text:style-name="T16">PLA</text:span><text:span text:style-name="T14">]</text:span></text:p>
          </table:table-cell>
          <table:covered-table-cell/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15">Atributo</text:p>
          </table:table-cell>
          <table:table-cell table:style-name="Tabela13.A2" office:value-type="string">
            <text:p text:style-name="P41">nome<text:span text:style-name="T5"> (0..1)</text:span></text:p>
          </table:table-cell>
          <table:table-cell table:style-name="Tabela13.A2" office:value-type="string">
            <text:p text:style-name="P92">filtro (1)</text:p>
          </table:table-cell>
          <table:table-cell table:style-name="Tabela13.A2" office:value-type="string">
            <text:p text:style-name="P41">tipo<text:span text:style-name="T4"> (1)</text:span></text:p>
          </table:table-cell>
          <table:table-cell table:style-name="Tabela13.E2" office:value-type="string">
            <text:p text:style-name="P41">situacao_fisica<text:span text:style-name="T4"> (1)</text:span></text:p>
          </table:table-cell>
        </table:table-row>
        <table:table-row table:style-name="Tabela13.1">
          <table:table-cell table:style-name="Tabela13.A3" office:value-type="string">
            <text:p text:style-name="P15">Domínio</text:p>
          </table:table-cell>
          <table:table-cell table:style-name="Tabela13.B3" office:value-type="string">
            <text:p text:style-name="P127">A ser preenchido</text:p>
          </table:table-cell>
          <table:table-cell table:style-name="Tabela13.C3" office:value-type="string">
            <text:p text:style-name="P54"><text:span text:style-name="T28">Atracadouro </text:span><text:span text:style-name="T30">Terminal </text:span><text:span text:style-name="T28">-</text:span><text:span text:style-name="T31">19XX</text:span></text:p>
            <text:p text:style-name="P50">[P L A]</text:p>
          </table:table-cell>
          <table:table-cell table:style-name="Tabela13.D3" office:value-type="string">
            <text:p text:style-name="P54">Atrac - Cais -<text:span text:style-name="T67">19</text:span>38</text:p>
            <text:p text:style-name="P54">Atrac - Cais flutuante -<text:span text:style-name="T67">19</text:span>39</text:p>
            <text:p text:style-name="P54">Atrac - Desembarcadouro -<text:span text:style-name="T67">19</text:span>44</text:p>
            <text:p text:style-name="P54">Atrac - Dolfim -<text:span text:style-name="T67">19</text:span>43</text:p>
            <text:p text:style-name="P54">Atrac - Molhe de atracação - <text:span text:style-name="T67">19</text:span>41</text:p>
            <text:p text:style-name="P54">Atrac - Pier - <text:span text:style-name="T67">19</text:span>42</text:p>
            <text:p text:style-name="P54">Atrac - Trapiche - <text:span text:style-name="T67">19</text:span>40</text:p>
          </table:table-cell>
          <table:table-cell table:style-name="Tabela13.E3" office:value-type="string">
            <text:p text:style-name="P56">Abandonada -1<text:span text:style-name="T1"> !</text:span></text:p>
            <text:p text:style-name="P45">Construída -3</text:p>
            <text:p text:style-name="P56">Destruída -2<text:span text:style-name="T1"> !</text:span></text:p>
            <text:p text:style-name="P115">Em construção -4<text:span text:style-name="T1"> !</text:span></text:p>
          </table:table-cell>
        </table:table-row>
      </table:table>
      <text:p text:style-name="P7"/>
      <text:p text:style-name="P7"/>
      <table:table table:name="Tabela17" table:style-name="Tabela17">
        <table:table-column table:style-name="Tabela17.A"/>
        <table:table-column table:style-name="Tabela17.B"/>
        <table:table-column table:style-name="Tabela17.C" table:number-columns-repeated="2"/>
        <table:table-column table:style-name="Tabela17.E"/>
        <table:table-row table:style-name="TableLine2179621956080">
          <table:table-cell table:style-name="Tabela17.A1" office:value-type="string">
            <text:p text:style-name="P13">Classe</text:p>
          </table:table-cell>
          <table:table-cell table:style-name="Tabela17.B1" table:number-columns-spanned="4" office:value-type="string">
            <text:p text:style-name="P29">extracao_mineral (<text:span text:style-name="T19">constr_extracao_mineral</text:span>) <text:span text:style-name="T45">[PA]</text:span></text:p>
          </table:table-cell>
          <table:covered-table-cell/>
          <table:covered-table-cell/>
          <table:covered-table-cell/>
        </table:table-row>
        <table:table-row table:style-name="TableLine2179621967504">
          <table:table-cell table:style-name="Tabela17.A2" office:value-type="string">
            <text:p text:style-name="P13">Atributo</text:p>
          </table:table-cell>
          <table:table-cell table:style-name="Tabela17.A2" office:value-type="string">
            <text:p text:style-name="P39">nome<text:span text:style-name="T5"> (0..1)</text:span></text:p>
          </table:table-cell>
          <table:table-cell table:style-name="Tabela17.A2" office:value-type="string">
            <text:p text:style-name="P39">tipo<text:span text:style-name="T4"> (1)</text:span></text:p>
          </table:table-cell>
          <table:table-cell table:style-name="Tabela17.A2" office:value-type="string">
            <text:p text:style-name="P46">forma_extracao<text:span text:style-name="T4"> (1)</text:span></text:p>
          </table:table-cell>
          <table:table-cell table:style-name="Tabela17.E2" office:value-type="string">
            <text:p text:style-name="P43">situacao_fisica<text:span text:style-name="T4"> (1)</text:span></text:p>
          </table:table-cell>
        </table:table-row>
        <table:table-row table:style-name="TableLine2179621968320">
          <table:table-cell table:style-name="Tabela17.A12" table:number-rows-spanned="10" office:value-type="string">
            <text:p text:style-name="P13">Domínio</text:p>
          </table:table-cell>
          <table:table-cell table:style-name="Tabela17.B12" table:number-rows-spanned="10" office:value-type="string">
            <text:p text:style-name="P125">A ser preenchido</text:p>
          </table:table-cell>
          <table:table-cell table:style-name="Tabela17.C4" table:number-rows-spanned="2" office:value-type="string">
            <text:p text:style-name="P75"><text:span text:style-name="T46">Garimpo -5</text:span><text:span text:style-name="T47"> !</text:span></text:p>
          </table:table-cell>
          <table:table-cell table:style-name="Tabela17.D3" office:value-type="string">
            <text:p text:style-name="P58"/>
            <text:p text:style-name="P74">A céu aberto -5</text:p>
          </table:table-cell>
          <table:table-cell table:style-name="Tabela17.E12" table:number-rows-spanned="10" office:value-type="string">
            <text:p text:style-name="P55">Abandonada -1<text:span text:style-name="T1"> !</text:span></text:p>
            <text:p text:style-name="P44">Construída -3</text:p>
            <text:p text:style-name="P55">Destruída -2<text:span text:style-name="T1"> !</text:span></text:p>
            <text:p text:style-name="P55">Em construção -4<text:span text:style-name="T1"> !</text:span></text:p>
          </table:table-cell>
        </table:table-row>
        <table:table-row table:style-name="TableLine2179621963424">
          <table:covered-table-cell/>
          <table:covered-table-cell/>
          <table:covered-table-cell/>
          <table:table-cell table:style-name="Tabela17.D4" office:value-type="string">
            <text:p text:style-name="P57">Subterrânea -6<text:span text:style-name="T1"> !</text:span></text:p>
          </table:table-cell>
          <table:covered-table-cell/>
        </table:table-row>
        <table:table-row table:style-name="TableLine2179621963696">
          <table:covered-table-cell/>
          <table:covered-table-cell/>
          <table:table-cell table:style-name="Tabela17.C6" table:number-rows-spanned="2" office:value-type="string">
            <text:p text:style-name="P77">Mina / <text:span text:style-name="T61">Pedreira</text:span> -4</text:p>
          </table:table-cell>
          <table:table-cell table:style-name="Tabela17.D5" office:value-type="string">
            <text:p text:style-name="P19">A céu aberto -5</text:p>
          </table:table-cell>
          <table:covered-table-cell/>
        </table:table-row>
        <table:table-row table:style-name="TableLine2179621969680">
          <table:covered-table-cell/>
          <table:covered-table-cell/>
          <table:covered-table-cell/>
          <table:table-cell table:style-name="Tabela17.D6" office:value-type="string">
            <text:p text:style-name="P18">Subterrânea -6</text:p>
          </table:table-cell>
          <table:covered-table-cell/>
        </table:table-row>
        <table:table-row table:style-name="TableLine2179621959888">
          <table:covered-table-cell/>
          <table:covered-table-cell/>
          <table:table-cell table:style-name="Tabela17.C8" table:number-rows-spanned="2" office:value-type="string">
            <text:p text:style-name="P76"><text:span text:style-name="T48">Poço / </text:span><text:span text:style-name="T49">Á</text:span><text:span text:style-name="T48">gua subterrânea</text:span><text:span text:style-name="T46"> -1</text:span><text:span text:style-name="T47"> !</text:span></text:p>
          </table:table-cell>
          <table:table-cell table:style-name="Tabela17.D7" office:value-type="string">
            <text:p text:style-name="P117">A céu aberto -5</text:p>
          </table:table-cell>
          <table:covered-table-cell/>
        </table:table-row>
        <table:table-row table:style-name="TableLine2179621960704">
          <table:covered-table-cell/>
          <table:covered-table-cell/>
          <table:covered-table-cell/>
          <table:table-cell table:style-name="Tabela17.D8" office:value-type="string">
            <text:p text:style-name="P116">Subterrânea -6 !</text:p>
          </table:table-cell>
          <table:covered-table-cell/>
        </table:table-row>
        <table:table-row table:style-name="TableLine2179621959344">
          <table:covered-table-cell/>
          <table:covered-table-cell/>
          <table:table-cell table:style-name="Tabela17.C10" table:number-rows-spanned="2" office:value-type="string">
            <text:p text:style-name="P75"><text:span text:style-name="T46">Poço /</text:span><text:span text:style-name="T48"> </text:span><text:span text:style-name="T49">P</text:span><text:span text:style-name="T48">etróleo</text:span><text:span text:style-name="T46"> -</text:span><text:span text:style-name="T50">8</text:span><text:span text:style-name="T47"> !</text:span></text:p>
          </table:table-cell>
          <table:table-cell table:style-name="Tabela17.D9" office:value-type="string">
            <text:p text:style-name="P74">A céu aberto -5</text:p>
          </table:table-cell>
          <table:covered-table-cell/>
        </table:table-row>
        <table:table-row table:style-name="TableLine2179621960976">
          <table:covered-table-cell/>
          <table:covered-table-cell/>
          <table:covered-table-cell/>
          <table:table-cell table:style-name="Tabela17.D10" office:value-type="string">
            <text:p text:style-name="P57">Subterrânea -6<text:span text:style-name="T1"> !</text:span></text:p>
          </table:table-cell>
          <table:covered-table-cell/>
        </table:table-row>
        <table:table-row table:style-name="TableLine2179621983280">
          <table:covered-table-cell/>
          <table:covered-table-cell/>
          <table:table-cell table:style-name="Tabela17.C12" table:number-rows-spanned="2" office:value-type="string">
            <text:p text:style-name="P75"><text:span text:style-name="T46">Salina -6</text:span><text:span text:style-name="T47"> !</text:span></text:p>
          </table:table-cell>
          <table:table-cell table:style-name="Tabela17.D11" office:value-type="string">
            <text:p text:style-name="P74">A céu aberto -5</text:p>
          </table:table-cell>
          <table:covered-table-cell/>
        </table:table-row>
        <table:table-row table:style-name="TableLine2179621988176">
          <table:covered-table-cell/>
          <table:covered-table-cell/>
          <table:covered-table-cell/>
          <table:table-cell table:style-name="Tabela17.D12" office:value-type="string">
            <text:p text:style-name="P57">Subterrânea -6<text:span text:style-name="T1"> !</text:span></text:p>
          </table:table-cell>
          <table:covered-table-cell/>
        </table:table-row>
      </table:table>
      <text:p text:style-name="P3"/>
      <text:p text:style-name="P7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 table:number-columns-repeated="4"/>
        <table:table-column table:style-name="Tabela10.H"/>
        <table:table-column table:style-name="Tabela10.D" table:number-columns-repeated="3"/>
        <table:table-column table:style-name="Tabela10.L"/>
        <table:table-row table:style-name="TableLine2179621966688">
          <table:table-cell table:style-name="Tabela10.A1" office:value-type="string">
            <text:p text:style-name="P15">Classe</text:p>
          </table:table-cell>
          <table:table-cell table:style-name="Tabela10.B1" table:number-columns-spanned="11" office:value-type="string">
            <text:p text:style-name="P140">ferrovia (<text:span text:style-name="T11">infra_ferrovia</text:span>) <text:span text:style-name="T44">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79621982464">
          <table:table-cell table:style-name="Tabela10.A2" office:value-type="string">
            <text:p text:style-name="P15">Atributo</text:p>
          </table:table-cell>
          <table:table-cell table:style-name="Tabela10.A2" office:value-type="string">
            <text:p text:style-name="P96">nome<text:span text:style-name="T5"> (0..1)</text:span></text:p>
          </table:table-cell>
          <table:table-cell table:style-name="Tabela10.A2" office:value-type="string">
            <text:p text:style-name="P96">tipo<text:span text:style-name="T4"> (1)</text:span></text:p>
          </table:table-cell>
          <table:table-cell table:style-name="Tabela10.A2" office:value-type="string">
            <text:p text:style-name="P96">situacao_fisica<text:span text:style-name="T4"> (1)</text:span></text:p>
          </table:table-cell>
          <table:table-cell table:style-name="Tabela10.A2" office:value-type="string">
            <text:p text:style-name="P96">posicao_relativa<text:span text:style-name="T4"> (1)</text:span></text:p>
          </table:table-cell>
          <table:table-cell table:style-name="Tabela10.A2" office:value-type="string">
            <text:p text:style-name="P96">nr_linhas<text:span text:style-name="T4"> (1)</text:span></text:p>
          </table:table-cell>
          <table:table-cell table:style-name="Tabela10.A2" office:value-type="string">
            <text:p text:style-name="P112">Eletrificada <text:span text:style-name="T85">(1)</text:span></text:p>
          </table:table-cell>
          <table:table-cell table:style-name="Tabela10.A2" office:value-type="string">
            <text:p text:style-name="P96"><text:span text:style-name="T54">bitola</text:span><text:span text:style-name="T4"> (1)</text:span></text:p>
          </table:table-cell>
          <table:table-cell table:style-name="Tabela10.A2" office:value-type="string">
            <text:p text:style-name="P96">em_arruamento<text:span text:style-name="T4"> (1)</text:span></text:p>
          </table:table-cell>
          <table:table-cell table:style-name="Tabela10.A2" office:value-type="string">
            <text:p text:style-name="P96">juridisdicao<text:span text:style-name="T4"> (1)</text:span></text:p>
          </table:table-cell>
          <table:table-cell table:style-name="Tabela10.A2" office:value-type="string">
            <text:p text:style-name="P96">administracao<text:span text:style-name="T4"> (1)</text:span></text:p>
          </table:table-cell>
          <table:table-cell table:style-name="Tabela10.L2" office:value-type="string">
            <text:p text:style-name="P96">concessionaria<text:span text:style-name="T5"> (0..1)</text:span></text:p>
          </table:table-cell>
        </table:table-row>
        <table:table-row table:style-name="Tabela10.3">
          <table:table-cell table:style-name="Tabela10.A7" table:number-rows-spanned="5" office:value-type="string">
            <text:p text:style-name="P15">Domínio</text:p>
          </table:table-cell>
          <table:table-cell table:style-name="Tabela10.B7" table:number-rows-spanned="5" office:value-type="string">
            <text:p text:style-name="P127">A ser preenchido</text:p>
          </table:table-cell>
          <table:table-cell table:style-name="Tabela10.C3" office:value-type="string">
            <text:p text:style-name="P73">Aeromóvel <text:span text:style-name="T10">-6 !</text:span></text:p>
          </table:table-cell>
          <table:table-cell table:style-name="Tabela10.D7" table:number-rows-spanned="5" office:value-type="string">
            <text:p text:style-name="P65">Abandonada <text:span text:style-name="T8">-1 !</text:span></text:p>
            <text:p text:style-name="P101">Construída <text:span text:style-name="T8">-3</text:span></text:p>
            <text:p text:style-name="P105">Desconhecida -0</text:p>
            <text:p text:style-name="P65">Destruída <text:span text:style-name="T8">-2 !</text:span></text:p>
            <text:p text:style-name="P65">Em construção <text:span text:style-name="T8">-4 !</text:span></text:p>
          </table:table-cell>
          <table:table-cell table:style-name="Tabela10.E3" office:value-type="string">
            <text:p text:style-name="P96">Elevado <text:span text:style-name="T10">-3</text:span></text:p>
            <text:p text:style-name="P121">V - "tipo" in (<text:span text:style-name="T41">6)</text:span> and <text:span text:style-name="T34">not (</text:span>"<text:span text:style-name="T43">posicao</text:span>" <text:span text:style-name="T43">in (3))</text:span></text:p>
          </table:table-cell>
          <table:table-cell table:style-name="Tabela10.F7" table:number-rows-spanned="5" office:value-type="string">
            <text:p text:style-name="P99">Desconhecido <text:span text:style-name="T10">-0</text:span></text:p>
            <text:p text:style-name="P99">Dupla <text:span text:style-name="T10">-2</text:span></text:p>
            <text:p text:style-name="P99">Múltipla <text:span text:style-name="T10">-3</text:span></text:p>
            <text:p text:style-name="P99">Simples <text:span text:style-name="T10">-1</text:span></text:p>
          </table:table-cell>
          <table:table-cell table:style-name="Tabela10.G5" table:number-rows-spanned="3" office:value-type="string">
            <text:p text:style-name="P33">Não -2</text:p>
            <text:p text:style-name="P86">Sim -1</text:p>
          </table:table-cell>
          <table:table-cell table:style-name="Tabela10.H7" table:number-rows-spanned="5" office:value-type="string">
            <text:p text:style-name="P98">Desconhecida -0</text:p>
            <text:p text:style-name="P98">Métrica -1</text:p>
            <text:p text:style-name="P98">Internacional -2</text:p>
            <text:p text:style-name="P98">Larga -3</text:p>
            <text:p text:style-name="P98">Mista métrica internacional -4</text:p>
            <text:p text:style-name="P98">Mista métrica larga -5</text:p>
            <text:p text:style-name="P98">Mista internacional larga -6</text:p>
          </table:table-cell>
          <table:table-cell table:style-name="Tabela10.I3" office:value-type="string">
            <text:p text:style-name="P84">Não -2</text:p>
            <text:p text:style-name="P121">V - "tipo" in (<text:span text:style-name="T41">6)</text:span> and <text:span text:style-name="T34">not (</text:span>"<text:span text:style-name="T43">em_arruamento</text:span>" <text:span text:style-name="T43">in (2))</text:span></text:p>
          </table:table-cell>
          <table:table-cell table:style-name="Tabela10.J7" table:number-rows-spanned="5" office:value-type="string">
            <text:p text:style-name="P98">Desconhecida -0</text:p>
            <text:p text:style-name="P98">Estadual -2</text:p>
            <text:p text:style-name="P98">Federal -1</text:p>
            <text:p text:style-name="P98">Municipal -3</text:p>
            <text:p text:style-name="P67">Particular -6<text:span text:style-name="T1"> !</text:span></text:p>
          </table:table-cell>
          <table:table-cell table:style-name="Tabela10.K7" table:number-rows-spanned="5" office:value-type="string">
            <text:p text:style-name="P106">Concessionada -7</text:p>
            <text:p text:style-name="P106">Desconhecida -0</text:p>
            <text:p text:style-name="P106">Estadual -2</text:p>
            <text:p text:style-name="P106">Federal -1</text:p>
            <text:p text:style-name="P106">Municipal -3</text:p>
            <text:p text:style-name="P68">Particular -6<text:span text:style-name="T1"> !</text:span></text:p>
          </table:table-cell>
          <table:table-cell table:style-name="Tabela10.L7" table:number-rows-spanned="5" office:value-type="string">
            <text:p text:style-name="P141">(*)</text:p>
            <text:p text:style-name="P142">V - (administracao in (7) and (concessionaria is NULL or concessionaria ='')) or ( not(administracao in (7)) and ( not (concessionaria is NULL or concessionaria ='')))</text:p>
          </table:table-cell>
        </table:table-row>
        <table:table-row table:style-name="Tabela10.4">
          <table:covered-table-cell/>
          <table:covered-table-cell/>
          <table:table-cell table:style-name="Tabela10.C4" office:value-type="string">
            <text:p text:style-name="P73">Bonde <text:span text:style-name="T10">-5 !</text:span></text:p>
          </table:table-cell>
          <table:covered-table-cell/>
          <table:table-cell table:style-name="Tabela10.E4" office:value-type="string">
            <text:p text:style-name="P96">Elevado <text:span text:style-name="T10">-3</text:span></text:p>
            <text:p text:style-name="P96">Superfície <text:span text:style-name="T10">-2</text:span></text:p>
            <text:p text:style-name="P121">V - "tipo" in (<text:span text:style-name="T43">5)</text:span> and <text:span text:style-name="T34">not (</text:span>"<text:span text:style-name="T43">posicao</text:span>" <text:span text:style-name="T43">in (2,3))</text:span></text:p>
          </table:table-cell>
          <table:covered-table-cell/>
          <table:covered-table-cell/>
          <table:covered-table-cell/>
          <table:table-cell table:style-name="Tabela10.I4" office:value-type="string">
            <text:p text:style-name="P84">Não -2</text:p>
            <text:p text:style-name="P61">Sim -1<text:span text:style-name="T1"> !</text:span></text:p>
          </table:table-cell>
          <table:covered-table-cell/>
          <table:covered-table-cell/>
          <table:covered-table-cell/>
        </table:table-row>
        <table:table-row table:style-name="Tabela10.5">
          <table:covered-table-cell/>
          <table:covered-table-cell/>
          <table:table-cell table:style-name="Tabela10.C6" table:number-rows-spanned="2" office:value-type="string">
            <text:p text:style-name="P97">Trem <text:span text:style-name="T10">-7</text:span></text:p>
          </table:table-cell>
          <table:covered-table-cell/>
          <table:table-cell table:style-name="Tabela10.E7" table:number-rows-spanned="3" office:value-type="string">
            <text:p text:style-name="P96">Elevado <text:span text:style-name="T10">-3</text:span></text:p>
            <text:p text:style-name="P96">Subterrâneo <text:span text:style-name="T10">-6</text:span></text:p>
            <text:p text:style-name="P96">Superfície <text:span text:style-name="T10">-2</text:span></text:p>
          </table:table-cell>
          <table:covered-table-cell/>
          <table:covered-table-cell/>
          <table:covered-table-cell/>
          <table:table-cell table:style-name="Tabela10.I7" table:number-rows-spanned="3" office:value-type="string">
            <text:p text:style-name="P84">Não -2</text:p>
          </table:table-cell>
          <table:covered-table-cell/>
          <table:covered-table-cell/>
          <table:covered-table-cell/>
        </table:table-row>
        <table:table-row table:style-name="Tabela10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0.G7" table:number-rows-spanned="2" office:value-type="string">
            <text:p text:style-name="P87">Sim -1</text:p>
            <text:p text:style-name="P122"><text:span text:style-name="T86">V </text:span>- tipo in (8) and not (eletrificada in (1)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0.7">
          <table:covered-table-cell/>
          <table:covered-table-cell/>
          <table:table-cell table:style-name="Tabela10.C7" office:value-type="string">
            <text:p text:style-name="P97">Metrô <text:span text:style-name="T10">-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7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leLine2179621979744">
          <table:table-cell table:style-name="Tabela14.A1" office:value-type="string">
            <text:p text:style-name="P15">Classe </text:p>
          </table:table-cell>
          <table:table-cell table:style-name="Tabela14.B1" table:number-columns-spanned="2" office:value-type="string">
            <text:p text:style-name="P150">ilha (elemnat_ilha) [<text:span text:style-name="T80">P</text:span>A] / <text:span text:style-name="T90">(aquisicao_centroide_ilha) [P]</text:span></text:p>
          </table:table-cell>
          <table:covered-table-cell/>
        </table:table-row>
        <table:table-row table:style-name="TableLine2179621977296">
          <table:table-cell table:style-name="Tabela14.A2" office:value-type="string">
            <text:p text:style-name="P15">Atributo</text:p>
          </table:table-cell>
          <table:table-cell table:style-name="Tabela14.A2" office:value-type="string">
            <text:p text:style-name="P41">nome<text:span text:style-name="T5"> (0..1)</text:span></text:p>
          </table:table-cell>
          <table:table-cell table:style-name="Tabela14.C2" office:value-type="string">
            <text:p text:style-name="P41">tipo<text:span text:style-name="T4"> (1)</text:span></text:p>
          </table:table-cell>
        </table:table-row>
        <table:table-row table:style-name="TableLine2179621980288">
          <table:table-cell table:style-name="Tabela14.A3" office:value-type="string">
            <text:p text:style-name="P15">Domínio</text:p>
          </table:table-cell>
          <table:table-cell table:style-name="Tabela14.B3" office:value-type="string">
            <text:p text:style-name="P127">A ser preenchido</text:p>
            <text:p text:style-name="P127"/>
            <text:p text:style-name="P136">V – "<text:span text:style-name="T84">nome</text:span>" i<text:span text:style-name="T84">s null</text:span></text:p>
          </table:table-cell>
          <table:table-cell table:style-name="Tabela14.C3" office:value-type="string">
            <text:p text:style-name="P54">Ilha <text:span text:style-name="T21">Fluvial</text:span>-<text:span text:style-name="T80">1</text:span></text:p>
            <text:p text:style-name="P54">Ilha <text:span text:style-name="T21">Lacustre</text:span>-3</text:p>
            <text:p text:style-name="P27">Ilha <text:span text:style-name="T21">Marítima</text:span>-<text:span text:style-name="T80">2</text:span></text:p>
          </table:table-cell>
        </table:table-row>
      </table:table>
      <text:p text:style-name="P7"/>
      <text:p text:style-name="P6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 table:number-columns-repeated="2"/>
        <table:table-column table:style-name="Tabela12.F"/>
        <table:table-row table:style-name="TableLine2179621977568">
          <table:table-cell table:style-name="Tabela12.A1" office:value-type="string">
            <text:p text:style-name="P16">Classe</text:p>
          </table:table-cell>
          <table:table-cell table:style-name="Tabela12.B1" table:number-columns-spanned="5" office:value-type="string">
            <text:p text:style-name="P21">limite_legal (<text:span text:style-name="T19">llp_limite_legal</text:span>) <text:span text:style-name="T45">[L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179621972400">
          <table:table-cell table:style-name="Tabela12.A2" office:value-type="string">
            <text:p text:style-name="P16">Atributo</text:p>
          </table:table-cell>
          <table:table-cell table:style-name="Tabela12.A2" office:value-type="string">
            <text:p text:style-name="P42">nome<text:span text:style-name="T5"> (0..1)</text:span></text:p>
          </table:table-cell>
          <table:table-cell table:style-name="Tabela12.A2" office:value-type="string">
            <text:p text:style-name="P42">tipo<text:span text:style-name="T4"> (1)</text:span></text:p>
          </table:table-cell>
          <table:table-cell table:style-name="Tabela12.A2" office:value-type="string">
            <text:p text:style-name="P48">geometria_aproximada<text:span text:style-name="T4"> (1)</text:span></text:p>
          </table:table-cell>
          <table:table-cell table:style-name="Tabela12.A2" office:value-type="string">
            <text:p text:style-name="P48"><text:span text:style-name="T76">s</text:span>obreposto <text:span text:style-name="T75">(1)</text:span></text:p>
          </table:table-cell>
          <table:table-cell table:style-name="Tabela12.F2" office:value-type="string">
            <text:p text:style-name="P48">exibir_rotulo_aproximado <text:span text:style-name="T75">(1)</text:span></text:p>
          </table:table-cell>
        </table:table-row>
        <table:table-row table:style-name="TableLine2179621997696">
          <table:table-cell table:style-name="Tabela12.A3" office:value-type="string">
            <text:p text:style-name="P16">Domínio</text:p>
          </table:table-cell>
          <table:table-cell table:style-name="Tabela12.B3" office:value-type="string">
            <text:p text:style-name="P128">A ser preenchido</text:p>
          </table:table-cell>
          <table:table-cell table:style-name="Tabela12.C3" office:value-type="string">
            <text:p text:style-name="P111">Limite Estadual -2</text:p>
            <text:p text:style-name="P111">Limite Internacional -1</text:p>
            <text:p text:style-name="P80">[L]</text:p>
          </table:table-cell>
          <table:table-cell table:style-name="Tabela12.D3" office:value-type="string">
            <text:p text:style-name="P85">Não -2</text:p>
            <text:p text:style-name="P85">Sim -1</text:p>
          </table:table-cell>
          <table:table-cell table:style-name="Tabela12.E3" office:value-type="string">
            <text:p text:style-name="P85">Não -2</text:p>
            <text:p text:style-name="P85">Sim -1</text:p>
          </table:table-cell>
          <table:table-cell table:style-name="Tabela12.F3" office:value-type="string">
            <text:p text:style-name="P62">Não -2 !</text:p>
            <text:p text:style-name="P85">Sim -1</text:p>
          </table:table-cell>
        </table:table-row>
      </table:table>
      <text:p text:style-name="P10"/>
      <text:p text:style-name="P11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row table:style-name="TableLine2179621978384">
          <table:table-cell table:style-name="Tabela18.A1" office:value-type="string">
            <text:p text:style-name="P16">Classe</text:p>
          </table:table-cell>
          <table:table-cell table:style-name="Tabela18.B1" table:number-columns-spanned="3" office:value-type="string">
            <text:p text:style-name="P30"><text:span text:style-name="T56">l</text:span>ocalidade (llp_localidade) <text:span text:style-name="T44">[P]</text:span></text:p>
          </table:table-cell>
          <table:covered-table-cell/>
          <table:covered-table-cell/>
        </table:table-row>
        <table:table-row table:style-name="TableLine2179621997968">
          <table:table-cell table:style-name="Tabela18.A2" office:value-type="string">
            <text:p text:style-name="P16">Atributo</text:p>
          </table:table-cell>
          <table:table-cell table:style-name="Tabela18.A2" office:value-type="string">
            <text:p text:style-name="P42">nome<text:span text:style-name="T5"> (1)</text:span></text:p>
          </table:table-cell>
          <table:table-cell table:style-name="Tabela18.A2" office:value-type="string">
            <text:p text:style-name="P42">tipo<text:span text:style-name="T4"> (1)</text:span></text:p>
          </table:table-cell>
          <table:table-cell table:style-name="Tabela18.D2" office:value-type="string">
            <text:p text:style-name="P89">populacao</text:p>
          </table:table-cell>
        </table:table-row>
        <table:table-row table:style-name="TableLine2179622001504">
          <table:table-cell table:style-name="Tabela18.A3" office:value-type="string">
            <text:p text:style-name="P16">Domínio</text:p>
          </table:table-cell>
          <table:table-cell table:style-name="Tabela18.B3" office:value-type="string">
            <text:p text:style-name="P128">A ser preenchido</text:p>
          </table:table-cell>
          <table:table-cell table:style-name="Tabela18.C3" office:value-type="string">
            <text:p text:style-name="P90">Capital estadual -2</text:p>
            <text:p text:style-name="P90">Capital federal -3</text:p>
            <text:p text:style-name="P90">Cidade -1</text:p>
            <text:p text:style-name="P90">Vila -4</text:p>
          </table:table-cell>
          <table:table-cell table:style-name="Tabela18.D3" office:value-type="string">
            <text:p text:style-name="P91">Inteiro <text:span text:style-name="T87">(*)</text:span></text:p>
            <text:p text:style-name="P91"/>
            <text:p text:style-name="P124"><text:span text:style-name="T25">V - </text:span><text:span text:style-name="T32">(</text:span><text:span text:style-name="T29">tipo</text:span><text:span text:style-name="T32"> in (</text:span><text:span text:style-name="T33">1,2,3</text:span><text:span text:style-name="T32">) and (</text:span><text:span text:style-name="T29">populacao</text:span><text:span text:style-name="T32"> is NULL or </text:span><text:span text:style-name="T29">populacao</text:span><text:span text:style-name="T32"> ='')) or ( not(</text:span><text:span text:style-name="T29">tipo</text:span><text:span text:style-name="T32"> in (</text:span><text:span text:style-name="T33">1,2,3</text:span><text:span text:style-name="T32">)) and ( not (</text:span><text:span text:style-name="T29">populacao</text:span><text:span text:style-name="T32"> is NULL or </text:span><text:span text:style-name="T29">populacao</text:span><text:span text:style-name="T32"> ='')))</text:span></text:p>
          </table:table-cell>
        </table:table-row>
      </table:table>
      <text:p text:style-name="P11"/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2179621998512">
          <table:table-cell table:style-name="Tabela1.A1" office:value-type="string">
            <text:p text:style-name="P15">Classe</text:p>
          </table:table-cell>
          <table:table-cell table:style-name="Tabela1.B1" table:number-columns-spanned="3" office:value-type="string">
            <text:p text:style-name="P28"><text:span text:style-name="T58">massa</text:span>_dagua <text:span text:style-name="T6">(</text:span>cobter_<text:span text:style-name="T58">massa</text:span>_dagua<text:span text:style-name="T6">) [A] / </text:span><text:span text:style-name="T91">(aquisicao_centroide_massa_dagua) [P]</text:span></text:p>
          </table:table-cell>
          <table:covered-table-cell/>
          <table:covered-table-cell/>
        </table:table-row>
        <table:table-row table:style-name="TableLine2179621994432">
          <table:table-cell table:style-name="Tabela1.A2" office:value-type="string">
            <text:p text:style-name="P15">Atributo</text:p>
          </table:table-cell>
          <table:table-cell table:style-name="Tabela1.A2" office:value-type="string">
            <text:p text:style-name="P15"><text:span text:style-name="T4">n</text:span>ome <text:span text:style-name="T4">(0..1)</text:span></text:p>
          </table:table-cell>
          <table:table-cell table:style-name="Tabela1.A2" office:value-type="string">
            <text:p text:style-name="P84">tipo (1)</text:p>
          </table:table-cell>
          <table:table-cell table:style-name="Tabela1.D2" office:value-type="string">
            <text:p text:style-name="P15">regime <text:span text:style-name="T4">(1)</text:span></text:p>
          </table:table-cell>
        </table:table-row>
        <table:table-row table:style-name="TableLine2179621990352">
          <table:table-cell table:style-name="Tabela1.A4" table:number-rows-spanned="2" office:value-type="string">
            <text:p text:style-name="P15">Domínio</text:p>
          </table:table-cell>
          <table:table-cell table:style-name="Tabela1.B4" table:number-rows-spanned="2" office:value-type="string">
            <text:p text:style-name="P15">A ser preenchido</text:p>
            <text:p text:style-name="P137">V – "<text:span text:style-name="T84">nome</text:span>" i<text:span text:style-name="T84">s null</text:span></text:p>
          </table:table-cell>
          <table:table-cell table:style-name="Tabela1.C3" office:value-type="string">
            <text:p text:style-name="P69">Baia <text:span text:style-name="T59">(sem fluxo) </text:span>–<text:span text:style-name="T1"> 4 !</text:span></text:p>
            <text:p text:style-name="P69">Enseada <text:span text:style-name="T59">(sem fluxo) </text:span>–<text:span text:style-name="T1"> 5 !</text:span></text:p>
            <text:p text:style-name="P69">Laguna <text:span text:style-name="T59">(com fluxo) </text:span>–<text:span text:style-name="T1"> 9 !</text:span></text:p>
            <text:p text:style-name="P69">Oceano <text:span text:style-name="T59">(sem fluxo) </text:span>–<text:span text:style-name="T1"> 3 !</text:span></text:p>
          </table:table-cell>
          <table:table-cell table:style-name="Tabela1.D3" office:value-type="string">
            <text:p text:style-name="P15">Permanente –<text:span text:style-name="T2"> 1 </text:span></text:p>
            <text:p text:style-name="P15"/>
            <text:p text:style-name="P123"><text:span text:style-name="T25">V - </text:span>"<text:span text:style-name="T24">tipo" in (3,4,5,9) and not ("regime" in (1))</text:span></text:p>
          </table:table-cell>
        </table:table-row>
        <table:table-row table:style-name="TableLine2179621991168">
          <table:covered-table-cell/>
          <table:covered-table-cell/>
          <table:table-cell table:style-name="Tabela1.C4" office:value-type="string">
            <text:p text:style-name="P15">Represa/<text:span text:style-name="T58">Açude sem fluxo</text:span> –<text:span text:style-name="T1"> 11 </text:span></text:p>
            <text:p text:style-name="P69">Canal <text:span text:style-name="T59">(com fluxo) </text:span>–<text:span text:style-name="T1"> 2 !</text:span></text:p>
            <text:p text:style-name="P15">Lago ou Lagoa <text:span text:style-name="T59">(sem fluxo) </text:span>–<text:span text:style-name="T1"> 7 </text:span></text:p>
            <text:p text:style-name="P69">Meando Abandonado <text:span text:style-name="T59">(sem fluxo) </text:span>–<text:span text:style-name="T1"> 6 !</text:span></text:p>
            <text:p text:style-name="P15">Represa/<text:span text:style-name="T58">Açude com fluxo</text:span> –<text:span text:style-name="T1"> 10 </text:span></text:p>
            <text:p text:style-name="P15">Rio <text:span text:style-name="T59">(com fluxo) </text:span>–<text:span text:style-name="T1"> 1 </text:span></text:p>
          </table:table-cell>
          <table:table-cell table:style-name="Tabela1.D4" office:value-type="string">
            <text:p text:style-name="P15">Permanente –<text:span text:style-name="T2"> 1 </text:span></text:p>
            <text:p text:style-name="P69">Seco –<text:span text:style-name="T2"> 5 !</text:span></text:p>
            <text:p text:style-name="P69">Temporário –<text:span text:style-name="T2"> 3 !</text:span></text:p>
          </table:table-cell>
        </table:table-row>
      </table:table>
      <text:p text:style-name="P7"/>
      <text:p text:style-name="P11"/>
      <table:table table:name="Tabela21" table:style-name="Tabela21">
        <table:table-column table:style-name="Tabela21.A"/>
        <table:table-column table:style-name="Tabela21.B"/>
        <table:table-row table:style-name="TableLine2179621992800">
          <table:table-cell table:style-name="Tabela21.A1" office:value-type="string">
            <text:p text:style-name="P16">Classe</text:p>
          </table:table-cell>
          <table:table-cell table:style-name="Tabela21.B1" office:value-type="string">
            <text:p text:style-name="P30"><text:span text:style-name="T77">nome_</text:span><text:span text:style-name="T56">l</text:span>ocal (llp_<text:span text:style-name="T77">nome_</text:span>local <text:span text:style-name="T44">[P]</text:span></text:p>
          </table:table-cell>
        </table:table-row>
        <table:table-row table:style-name="TableLine2179621993072">
          <table:table-cell table:style-name="Tabela21.A2" office:value-type="string">
            <text:p text:style-name="P16">Atributo</text:p>
          </table:table-cell>
          <table:table-cell table:style-name="Tabela21.B2" office:value-type="string">
            <text:p text:style-name="P42">nome<text:span text:style-name="T5"> (1)</text:span></text:p>
          </table:table-cell>
        </table:table-row>
        <table:table-row table:style-name="TableLine2179621999056">
          <table:table-cell table:style-name="Tabela21.A3" office:value-type="string">
            <text:p text:style-name="P16">Domínio</text:p>
          </table:table-cell>
          <table:table-cell table:style-name="Tabela21.B3" office:value-type="string">
            <text:p text:style-name="P128">A ser preenchido</text:p>
            <text:p text:style-name="P133">(*)</text:p>
          </table:table-cell>
        </table:table-row>
      </table:table>
      <text:p text:style-name="P11"/>
      <text:p text:style-name="P1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leLine2179621994704">
          <table:table-cell table:style-name="Tabela4.A1" office:value-type="string">
            <text:p text:style-name="P15">Classe </text:p>
          </table:table-cell>
          <table:table-cell table:style-name="Tabela4.B1" table:number-columns-spanned="3" office:value-type="string">
            <text:p text:style-name="P34">obstaculo_vertical (<text:span text:style-name="T55">infra_obstaculo_vertical</text:span>) [P]</text:p>
          </table:table-cell>
          <table:covered-table-cell/>
          <table:covered-table-cell/>
        </table:table-row>
        <table:table-row table:style-name="TableLine2179622242608">
          <table:table-cell table:style-name="Tabela4.A2" office:value-type="string">
            <text:p text:style-name="P15">Atributo</text:p>
          </table:table-cell>
          <table:table-cell table:style-name="Tabela4.A2" office:value-type="string">
            <text:p text:style-name="P41">nome<text:span text:style-name="T5"> (0..1)</text:span></text:p>
          </table:table-cell>
          <table:table-cell table:style-name="Tabela4.A2" office:value-type="string">
            <text:p text:style-name="P41"><text:span text:style-name="T81">altitude</text:span><text:span text:style-name="T5"> (1)</text:span></text:p>
          </table:table-cell>
          <table:table-cell table:style-name="Tabela4.D2" office:value-type="string">
            <text:p text:style-name="P41"><text:span text:style-name="T81">altura</text:span><text:span text:style-name="T5"> (1)</text:span></text:p>
          </table:table-cell>
        </table:table-row>
        <table:table-row table:style-name="TableLine2179622255120">
          <table:table-cell table:style-name="Tabela4.A3" office:value-type="string">
            <text:p text:style-name="P15">Domínio</text:p>
          </table:table-cell>
          <table:table-cell table:style-name="Tabela4.B3" office:value-type="string">
            <text:p text:style-name="P127">A ser preenchido</text:p>
          </table:table-cell>
          <table:table-cell table:style-name="Tabela4.C3" office:value-type="string">
            <text:p text:style-name="P127">A ser preenchido <text:span text:style-name="T89">(*)</text:span></text:p>
          </table:table-cell>
          <table:table-cell table:style-name="Tabela4.D3" office:value-type="string">
            <text:p text:style-name="P127">A ser preenchido <text:span text:style-name="T89">(*)</text:span></text:p>
            <text:p text:style-name="P127"/>
            <text:p text:style-name="P138"><text:span text:style-name="T25">V -</text:span><text:span text:style-name="T88">altura</text:span> &lt;<text:span text:style-name="T88">46 $</text:span></text:p>
            <text:p text:style-name="P130"><text:span text:style-name="T88">altura </text:span>&gt; <text:span text:style-name="T88">200 !</text:span></text:p>
          </table:table-cell>
        </table:table-row>
      </table:table>
      <text:p text:style-name="P7"/>
      <text:p text:style-name="P7"/>
      <table:table table:name="Tabela9" table:style-name="Tabela9">
        <table:table-column table:style-name="Tabela9.A"/>
        <table:table-column table:style-name="Tabela9.B"/>
        <table:table-column table:style-name="Tabela9.C" table:number-columns-repeated="5"/>
        <table:table-row table:style-name="TableLine2179622254304">
          <table:table-cell table:style-name="Tabela9.A1" office:value-type="string">
            <text:p text:style-name="P15">Classe</text:p>
          </table:table-cell>
          <table:table-cell table:style-name="Tabela9.B1" table:number-columns-spanned="6" office:value-type="string">
            <text:p text:style-name="P35">pista_pouso (<text:span text:style-name="T9">infra_pista_pouso</text:span>) <text:span text:style-name="T44">[P L A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79622245056">
          <table:table-cell table:style-name="Tabela9.A2" office:value-type="string">
            <text:p text:style-name="P15">Atributo</text:p>
          </table:table-cell>
          <table:table-cell table:style-name="Tabela9.A2" office:value-type="string">
            <text:p text:style-name="P107">nome<text:span text:style-name="T5"> (0..1)</text:span></text:p>
          </table:table-cell>
          <table:table-cell table:style-name="Tabela9.A2" office:value-type="string">
            <text:p text:style-name="P107">tipo<text:span text:style-name="T4"> (1)</text:span></text:p>
          </table:table-cell>
          <table:table-cell table:style-name="Tabela9.A2" office:value-type="string">
            <text:p text:style-name="P93">revestimento<text:span text:style-name="T4"> (1)</text:span></text:p>
          </table:table-cell>
          <table:table-cell table:style-name="Tabela9.A2" office:value-type="string">
            <text:p text:style-name="P93">uso_pista<text:span text:style-name="T4"> (1)</text:span></text:p>
          </table:table-cell>
          <table:table-cell table:style-name="Tabela9.A2" office:value-type="string">
            <text:p text:style-name="P93">situacao_fisica<text:span text:style-name="T4"> (1)</text:span></text:p>
          </table:table-cell>
          <table:table-cell table:style-name="Tabela9.G2" office:value-type="string">
            <text:p text:style-name="P94">Altitude (0..1)</text:p>
          </table:table-cell>
        </table:table-row>
        <table:table-row table:style-name="TableLine2179622243696">
          <table:table-cell table:style-name="Tabela9.A3" office:value-type="string">
            <text:p text:style-name="P15">Domínio</text:p>
          </table:table-cell>
          <table:table-cell table:style-name="Tabela9.B3" office:value-type="string">
            <text:p text:style-name="P127">A ser preenchido</text:p>
          </table:table-cell>
          <table:table-cell table:style-name="Tabela9.C3" office:value-type="string">
            <text:p text:style-name="P64">Heliponto -11<text:span text:style-name="T1"> !</text:span></text:p>
            <text:p text:style-name="P95">[P]</text:p>
            <text:p text:style-name="P100"/>
            <text:p text:style-name="P100">Pista de pouso -9</text:p>
            <text:p text:style-name="P64">Pista de táxi -10<text:span text:style-name="T1"> !</text:span></text:p>
            <text:p text:style-name="P95">[<text:span text:style-name="T79">P</text:span>LA]</text:p>
            <text:p text:style-name="P95"/>
          </table:table-cell>
          <table:table-cell table:style-name="Tabela9.D3" office:value-type="string">
            <text:p text:style-name="P22">Desconhecido -0</text:p>
            <text:p text:style-name="P64">Sem revestimento (Leito natural) -1<text:span text:style-name="T1"> !</text:span></text:p>
            <text:p text:style-name="P100">Pavimentado -3</text:p>
            <text:p text:style-name="P100">Revestimento primário (solto) -2</text:p>
          </table:table-cell>
          <table:table-cell table:style-name="Tabela9.E3" office:value-type="string">
            <text:p text:style-name="P100">Desconhecido -0</text:p>
            <text:p text:style-name="P100">Militar -12</text:p>
            <text:p text:style-name="P100">Particular -6</text:p>
            <text:p text:style-name="P100">Público -11</text:p>
            <text:p text:style-name="P100">Público/Militar -13</text:p>
          </table:table-cell>
          <table:table-cell table:style-name="Tabela9.F3" office:value-type="string">
            <text:p text:style-name="P65">Abandonada <text:span text:style-name="T8">-1 !</text:span></text:p>
            <text:p text:style-name="P101">Construída <text:span text:style-name="T8">-3</text:span></text:p>
            <text:p text:style-name="P105">Desconhecida -0</text:p>
            <text:p text:style-name="P65">Destruída <text:span text:style-name="T8">-2 !</text:span></text:p>
            <text:p text:style-name="P65">Em construção <text:span text:style-name="T8">-4 !</text:span></text:p>
            <text:p text:style-name="P66"/>
          </table:table-cell>
          <table:table-cell table:style-name="Tabela9.G3" office:value-type="string">
            <text:p text:style-name="P131">A ser preenchido</text:p>
          </table:table-cell>
        </table:table-row>
      </table:table>
      <text:p text:style-name="P7"/>
      <text:p text:style-name="P7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leLine2179622246416">
          <table:table-cell table:style-name="Tabela7.A1" office:value-type="string">
            <text:p text:style-name="P15">Classe</text:p>
          </table:table-cell>
          <table:table-cell table:style-name="Tabela7.B1" table:number-columns-spanned="3" office:value-type="string">
            <text:p text:style-name="P32">ponto_cotado <text:span text:style-name="T6">(</text:span>elemnat_ponto_cotado<text:span text:style-name="T6">) [P]</text:span></text:p>
          </table:table-cell>
          <table:covered-table-cell/>
          <table:covered-table-cell/>
        </table:table-row>
        <table:table-row table:style-name="TableLine2179622256208">
          <table:table-cell table:style-name="Tabela7.A2" office:value-type="string">
            <text:p text:style-name="P15">Atributo</text:p>
          </table:table-cell>
          <table:table-cell table:style-name="Tabela7.A2" office:value-type="string">
            <text:p text:style-name="P84">cota (1)</text:p>
          </table:table-cell>
          <table:table-cell table:style-name="Tabela7.A2" office:value-type="string">
            <text:p text:style-name="P84">cota_comprovada (1)</text:p>
          </table:table-cell>
          <table:table-cell table:style-name="Tabela7.D2" office:value-type="string">
            <text:p text:style-name="P84">cota_<text:span text:style-name="T78">mais_alta</text:span> (1)</text:p>
          </table:table-cell>
        </table:table-row>
        <table:table-row table:style-name="Tabela7.3">
          <table:table-cell table:style-name="Tabela7.A3" office:value-type="string">
            <text:p text:style-name="P15">Domínio</text:p>
          </table:table-cell>
          <table:table-cell table:style-name="Tabela7.B3" office:value-type="string">
            <text:p text:style-name="P84">A ser preenchido</text:p>
          </table:table-cell>
          <table:table-cell table:style-name="Tabela7.C3" office:value-type="string">
            <text:p text:style-name="P61">Sim -1 !</text:p>
            <text:p text:style-name="P84">Não -2</text:p>
          </table:table-cell>
          <table:table-cell table:style-name="Tabela7.D3" office:value-type="string">
            <text:p text:style-name="P84">Sim -1</text:p>
            <text:p text:style-name="P84">Não -2</text:p>
          </table:table-cell>
        </table:table-row>
      </table:table>
      <text:p text:style-name="P7"/>
      <text:p text:style-name="P7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row table:style-name="TableLine2179622243968">
          <table:table-cell table:style-name="Tabela19.A1" office:value-type="string">
            <text:p text:style-name="P15">Classe</text:p>
          </table:table-cell>
          <table:table-cell table:style-name="Tabela19.B1" table:number-columns-spanned="4" office:value-type="string">
            <text:p text:style-name="P20">terra_indigena <text:span text:style-name="T20">(llp_terra_indigena) [L A]</text:span></text:p>
          </table:table-cell>
          <table:covered-table-cell/>
          <table:covered-table-cell/>
          <table:covered-table-cell/>
        </table:table-row>
        <table:table-row table:style-name="TableLine2179622246688">
          <table:table-cell table:style-name="Tabela19.A2" office:value-type="string">
            <text:p text:style-name="P15">Atributo</text:p>
          </table:table-cell>
          <table:table-cell table:style-name="Tabela19.A2" office:value-type="string">
            <text:p text:style-name="P41">nome<text:span text:style-name="T5"> (0..1)</text:span></text:p>
          </table:table-cell>
          <table:table-cell table:style-name="Tabela19.A2" office:value-type="string">
            <text:p text:style-name="P47">geometria_aproximada<text:span text:style-name="T4"> (1)</text:span></text:p>
          </table:table-cell>
          <table:table-cell table:style-name="Tabela19.A2" office:value-type="string">
            <text:p text:style-name="P47"><text:span text:style-name="T76">s</text:span>obreposto <text:span text:style-name="T75">(1)</text:span></text:p>
          </table:table-cell>
          <table:table-cell table:style-name="Tabela19.E2" office:value-type="string">
            <text:p text:style-name="P47">exibir_rotulo_aproximado <text:span text:style-name="T75">(1)</text:span></text:p>
          </table:table-cell>
        </table:table-row>
        <table:table-row table:style-name="TableLine2179622241248">
          <table:table-cell table:style-name="Tabela19.A3" office:value-type="string">
            <text:p text:style-name="P15">Domínio</text:p>
          </table:table-cell>
          <table:table-cell table:style-name="Tabela19.B3" office:value-type="string">
            <text:p text:style-name="P127">A ser preenchido</text:p>
            <text:p text:style-name="P132">(*)</text:p>
          </table:table-cell>
          <table:table-cell table:style-name="Tabela19.C3" office:value-type="string">
            <text:p text:style-name="P84">Não -2</text:p>
            <text:p text:style-name="P84">Sim -1</text:p>
          </table:table-cell>
          <table:table-cell table:style-name="Tabela19.D3" office:value-type="string">
            <text:p text:style-name="P84">Não -2</text:p>
            <text:p text:style-name="P84">Sim -1</text:p>
          </table:table-cell>
          <table:table-cell table:style-name="Tabela19.E3" office:value-type="string">
            <text:p text:style-name="P61">Não -2 !</text:p>
            <text:p text:style-name="P84">Sim -1</text:p>
          </table:table-cell>
        </table:table-row>
      </table:table>
      <text:p text:style-name="P7"/>
      <text:p text:style-name="P7"/>
      <table:table table:name="Tabela11" table:style-name="Tabela11">
        <table:table-column table:style-name="Tabela11.A"/>
        <table:table-column table:style-name="Tabela11.B"/>
        <table:table-row table:style-name="TableLine2179622257568">
          <table:table-cell table:style-name="Tabela11.A1" office:value-type="string">
            <text:p text:style-name="P15">Classe </text:p>
          </table:table-cell>
          <table:table-cell table:style-name="Tabela11.B1" office:value-type="string">
            <text:p text:style-name="P36">terreno_sujeito_inundacao (elemnat_terreno_sujeito_inundacao) [A]</text:p>
          </table:table-cell>
        </table:table-row>
        <table:table-row table:style-name="TableLine2179622265456">
          <table:table-cell table:style-name="Tabela11.A2" office:value-type="string">
            <text:p text:style-name="P15">Atributo</text:p>
          </table:table-cell>
          <table:table-cell table:style-name="Tabela11.B2" office:value-type="string">
            <text:p text:style-name="P102"/>
          </table:table-cell>
        </table:table-row>
        <table:table-row table:style-name="TableLine2179622257840">
          <table:table-cell table:style-name="Tabela11.A3" office:value-type="string">
            <text:p text:style-name="P15">Domínio</text:p>
          </table:table-cell>
          <table:table-cell table:style-name="Tabela11.B3" office:value-type="string">
            <text:p text:style-name="P15"/>
          </table:table-cell>
        </table:table-row>
      </table:table>
      <text:p text:style-name="P7"/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2179622250768">
          <table:table-cell table:style-name="Table7.A1" office:value-type="string">
            <text:p text:style-name="P14">Classe</text:p>
          </table:table-cell>
          <table:table-cell table:style-name="Table7.B1" table:number-columns-spanned="2" office:value-type="string">
            <text:p text:style-name="P114"><text:span text:style-name="T64">toponimo_fisiografico_natural <text:s/></text:span><text:span text:style-name="T65">(elemnat_</text:span>toponimo_fisiografico_natural<text:span text:style-name="T65">) [PL]</text:span></text:p>
          </table:table-cell>
          <table:covered-table-cell/>
        </table:table-row>
        <table:table-row table:style-name="TableLine2179622263552">
          <table:table-cell table:style-name="Table7.A2" office:value-type="string">
            <text:p text:style-name="P14">Atributo</text:p>
          </table:table-cell>
          <table:table-cell table:style-name="Table7.A2" office:value-type="string">
            <text:p text:style-name="P40">nome<text:span text:style-name="T5"> (0..1)</text:span></text:p>
          </table:table-cell>
          <table:table-cell table:style-name="Table7.C2" office:value-type="string">
            <text:p text:style-name="P40">tipo<text:span text:style-name="T4"> (1)</text:span></text:p>
          </table:table-cell>
        </table:table-row>
        <table:table-row table:style-name="TableLine2179622260288">
          <table:table-cell table:style-name="Table7.A5" table:number-rows-spanned="3" office:value-type="string">
            <text:p text:style-name="P14">Domínio</text:p>
          </table:table-cell>
          <table:table-cell table:style-name="Table7.B5" table:number-rows-spanned="3" office:value-type="string">
            <text:p text:style-name="P126">A ser preenchido</text:p>
          </table:table-cell>
          <table:table-cell table:style-name="Table7.C3" office:value-type="string">
            <text:p text:style-name="P51">Serra -1</text:p>
            <text:p text:style-name="P49">[L]</text:p>
          </table:table-cell>
        </table:table-row>
        <table:table-row table:style-name="TableLine2179622261376">
          <table:covered-table-cell/>
          <table:covered-table-cell/>
          <table:table-cell table:style-name="Table7.C4" office:value-type="string">
            <text:p text:style-name="P59">Cabo -11<text:span text:style-name="T1"> !</text:span></text:p>
            <text:p text:style-name="P59">Chapada -4<text:span text:style-name="T1"> !</text:span></text:p>
            <text:p text:style-name="P59">Maciço -5<text:span text:style-name="T1"> !</text:span></text:p>
            <text:p text:style-name="P51">Montanha -3</text:p>
            <text:p text:style-name="P59">Península -9<text:span text:style-name="T1"> !</text:span></text:p>
            <text:p text:style-name="P51">Pico -17</text:p>
            <text:p text:style-name="P59">Planalto -6<text:span text:style-name="T1"> !</text:span></text:p>
            <text:p text:style-name="P59">Planície -7<text:span text:style-name="T1"> !</text:span></text:p>
            <text:p text:style-name="P59">Ponta -10<text:span text:style-name="T1"> !</text:span></text:p>
            <text:p text:style-name="P49">[P]</text:p>
          </table:table-cell>
        </table:table-row>
        <table:table-row table:style-name="TableLine2179622264368">
          <table:covered-table-cell/>
          <table:covered-table-cell/>
          <table:table-cell table:style-name="Table7.C5" office:value-type="string">
            <text:p text:style-name="P53">Morro -2</text:p>
            <text:p text:style-name="P52">Praia -12</text:p>
            <text:p text:style-name="P17">[P L]</text:p>
          </table:table-cell>
        </table:table-row>
      </table:table>
      <text:p text:style-name="P8"/>
      <text:p text:style-name="P7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leLine2179622270624">
          <table:table-cell table:style-name="Tabela5.A1" office:value-type="string">
            <text:p text:style-name="P15">Classe</text:p>
          </table:table-cell>
          <table:table-cell table:style-name="Tabela5.B1" table:number-columns-spanned="4" office:value-type="string">
            <text:p text:style-name="P37">trecho_drenagem <text:span text:style-name="T6">(</text:span>elemnat_trecho_drenagem<text:span text:style-name="T6">) [L]</text:span></text:p>
          </table:table-cell>
          <table:covered-table-cell/>
          <table:covered-table-cell/>
          <table:covered-table-cell/>
        </table:table-row>
        <table:table-row table:style-name="TableLine2179622272800">
          <table:table-cell table:style-name="Tabela5.A2" office:value-type="string">
            <text:p text:style-name="P15">Atributo</text:p>
          </table:table-cell>
          <table:table-cell table:style-name="Tabela5.A2" office:value-type="string">
            <text:p text:style-name="P78">nome<text:span text:style-name="T5"> (0..1)</text:span></text:p>
          </table:table-cell>
          <table:table-cell table:style-name="Tabela5.A2" office:value-type="string">
            <text:p text:style-name="P78">tipo<text:span text:style-name="T4"> (1)</text:span></text:p>
          </table:table-cell>
          <table:table-cell table:style-name="Tabela5.A2" office:value-type="string">
            <text:p text:style-name="P78">regime<text:span text:style-name="T4"> (1)</text:span></text:p>
          </table:table-cell>
          <table:table-cell table:style-name="Tabela5.E2" office:value-type="string">
            <text:p text:style-name="P78"><text:span text:style-name="T73">situacao_em_poligono</text:span><text:span text:style-name="T4"> (1)</text:span></text:p>
          </table:table-cell>
        </table:table-row>
        <table:table-row table:style-name="TableLine2179622265184">
          <table:table-cell table:style-name="Tabela5.A4" table:number-rows-spanned="2" office:value-type="string">
            <text:p text:style-name="P15">Domínio</text:p>
          </table:table-cell>
          <table:table-cell table:style-name="Tabela5.B4" table:number-rows-spanned="2" office:value-type="string">
            <text:p text:style-name="P78">A ser preenchido</text:p>
            <text:p text:style-name="P137">V – "<text:span text:style-name="T84">nome</text:span>" i<text:span text:style-name="T84">s null</text:span></text:p>
          </table:table-cell>
          <table:table-cell table:style-name="Tabela5.C3" office:value-type="string">
            <text:p text:style-name="P78">Canal<text:span text:style-name="T3">-2</text:span></text:p>
            <text:p text:style-name="P72">Canal encoberto – 4 !</text:p>
            <text:p text:style-name="P78">Rio <text:span text:style-name="T3">-1</text:span></text:p>
          </table:table-cell>
          <table:table-cell table:style-name="Tabela5.D3" office:value-type="string">
            <text:p text:style-name="P82">Desconhecido -0</text:p>
            <text:p text:style-name="P78">Permanente <text:span text:style-name="T3">-1</text:span></text:p>
            <text:p text:style-name="P60">Seco <text:span text:style-name="T3">-5 !</text:span></text:p>
            <text:p text:style-name="P60">Temporário <text:span text:style-name="T3">-3 !</text:span></text:p>
            <text:p text:style-name="P119"><text:span text:style-name="T36">A</text:span><text:span text:style-name="T35"> – "</text:span><text:span text:style-name="T37">tipo</text:span><text:span text:style-name="T35">" </text:span><text:span text:style-name="T37">in (1,2,</text:span><text:span text:style-name="T38">4</text:span><text:span text:style-name="T37">) and </text:span><text:span text:style-name="T35">"regime" in (</text:span><text:span text:style-name="T36">3,</text:span><text:span text:style-name="T37">5</text:span><text:span text:style-name="T35">)</text:span></text:p>
          </table:table-cell>
          <table:table-cell table:style-name="Tabela5.E4" table:number-rows-spanned="2" office:value-type="string">
            <text:p text:style-name="P78">Fora de polígono <text:span text:style-name="T3">-1</text:span></text:p>
            <text:p text:style-name="P118">Dentro de polígono - Trecho principal <text:span text:style-name="T3">-</text:span><text:span text:style-name="T73">2</text:span></text:p>
            <text:p text:style-name="P118">Dentro de polígono - Trecho secundário <text:span text:style-name="T3">-</text:span><text:span text:style-name="T73">3</text:span></text:p>
            <text:p text:style-name="P118"><text:span text:style-name="T3">Dentro de polígono - Trecho compartilhado -</text:span><text:span text:style-name="T73">4</text:span></text:p>
          </table:table-cell>
        </table:table-row>
        <table:table-row table:style-name="TableLine2179622266816">
          <table:covered-table-cell/>
          <table:covered-table-cell/>
          <table:table-cell table:style-name="Tabela5.C4" office:value-type="string">
            <text:p text:style-name="P78"><text:span text:style-name="T60"><text:s/></text:span><text:span text:style-name="T74">Trecho </text:span><text:span text:style-name="T60">Pluvial</text:span> <text:span text:style-name="T3">-3</text:span></text:p>
          </table:table-cell>
          <table:table-cell table:style-name="Tabela5.D4" office:value-type="string">
            <text:p text:style-name="P82">Desconhecido -0</text:p>
            <text:p text:style-name="P78">Seco <text:span text:style-name="T3">-5</text:span></text:p>
            <text:p text:style-name="P120">V - "tipo" in (<text:span text:style-name="T26">3)</text:span> and <text:span text:style-name="T34">not (</text:span>"<text:span text:style-name="T26">regime</text:span>" <text:span text:style-name="T26">in (</text:span><text:span text:style-name="T74">0,</text:span><text:span text:style-name="T26">5))</text:span></text:p>
          </table:table-cell>
          <table:covered-table-cell/>
        </table:table-row>
      </table:table>
      <text:p text:style-name="P7"/>
      <text:p text:style-name="P7"/>
      <table:table table:name="Tabela16" table:style-name="Tabela16">
        <table:table-column table:style-name="Tabela16.A"/>
        <table:table-column table:style-name="Tabela16.B"/>
        <table:table-column table:style-name="Tabela16.C" table:number-columns-repeated="4"/>
        <table:table-row table:style-name="TableLine2179622273616">
          <table:table-cell table:style-name="Tabela16.A1" office:value-type="string">
            <text:p text:style-name="P15">Classe</text:p>
          </table:table-cell>
          <table:table-cell table:style-name="Tabela16.B1" table:number-columns-spanned="5" office:value-type="string">
            <text:p text:style-name="P20"><text:span text:style-name="T75">unidade_conservacao</text:span> <text:span text:style-name="T20">(llp_</text:span><text:span text:style-name="T75">unidade_conservacao</text:span><text:span text:style-name="T20">) [L 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179622267632">
          <table:table-cell table:style-name="Tabela16.A2" office:value-type="string">
            <text:p text:style-name="P15">Atributo</text:p>
          </table:table-cell>
          <table:table-cell table:style-name="Tabela16.A2" office:value-type="string">
            <text:p text:style-name="P41">nome<text:span text:style-name="T5"> (0..1)</text:span></text:p>
          </table:table-cell>
          <table:table-cell table:style-name="Tabela16.A2" office:value-type="string">
            <text:p text:style-name="P41">tipo<text:span text:style-name="T4"> (1)</text:span></text:p>
          </table:table-cell>
          <table:table-cell table:style-name="Tabela16.A2" office:value-type="string">
            <text:p text:style-name="P47">geometria_aproximada<text:span text:style-name="T4"> (1)</text:span></text:p>
          </table:table-cell>
          <table:table-cell table:style-name="Tabela16.A2" office:value-type="string">
            <text:p text:style-name="P47"><text:span text:style-name="T76">s</text:span>obreposto <text:span text:style-name="T75">(1)</text:span></text:p>
          </table:table-cell>
          <table:table-cell table:style-name="Tabela16.F2" office:value-type="string">
            <text:p text:style-name="P47">exibir_rotulo_aproximado <text:span text:style-name="T75">(1)</text:span></text:p>
          </table:table-cell>
        </table:table-row>
        <table:table-row table:style-name="TableLine2179622258656">
          <table:table-cell table:style-name="Tabela16.A3" office:value-type="string">
            <text:p text:style-name="P15">Domínio</text:p>
          </table:table-cell>
          <table:table-cell table:style-name="Tabela16.B3" office:value-type="string">
            <text:p text:style-name="P127">A ser preenchido</text:p>
            <text:p text:style-name="P134">(*)</text:p>
          </table:table-cell>
          <table:table-cell table:style-name="Tabela16.C3" office:value-type="string">
            <text:p text:style-name="P83">Área de Proteção Ambiental – APA -24</text:p>
            <text:p text:style-name="P83">Área de Relevante Interesse Ecológico – ARIE -25</text:p>
            <text:p text:style-name="P83">Estação Ecológica – ESEC -31</text:p>
            <text:p text:style-name="P83">Floresta – FLO -26</text:p>
            <text:p text:style-name="P83">Monumento Natural – MONA -33</text:p>
            <text:p text:style-name="P83">Parque – PAR -32</text:p>
            <text:p text:style-name="P83">Reserva Biológica – REBIO -34</text:p>
            <text:p text:style-name="P83">Reserva de Desenvolvimento Sustentável – RDS -27</text:p>
            <text:p text:style-name="P83">Reserva de Fauna – REFAU -29</text:p>
            <text:p text:style-name="P83">Refúgio de Vida Silvestre – RVS -35</text:p>
            <text:p text:style-name="P83">Reserva Extrativista – RESEX -28</text:p>
            <text:p text:style-name="P83">Reserva Particular do Patrimônio Natural – RPPN -30</text:p>
            <text:p text:style-name="P83">Unidade de Conservação -5</text:p>
          </table:table-cell>
          <table:table-cell table:style-name="Tabela16.D3" office:value-type="string">
            <text:p text:style-name="P84">Não -2</text:p>
            <text:p text:style-name="P84">Sim -1</text:p>
          </table:table-cell>
          <table:table-cell table:style-name="Tabela16.E3" office:value-type="string">
            <text:p text:style-name="P84">Não -2</text:p>
            <text:p text:style-name="P84">Sim -1</text:p>
          </table:table-cell>
          <table:table-cell table:style-name="Tabela16.F3" office:value-type="string">
            <text:p text:style-name="P61">Não -2 !</text:p>
            <text:p text:style-name="P84">Sim -1</text:p>
          </table:table-cell>
        </table:table-row>
      </table:table>
      <text:p text:style-name="P7"/>
      <text:p text:style-name="P7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 table:number-columns-repeated="10"/>
        <table:table-row table:style-name="TableLine2179622260016">
          <table:table-cell table:style-name="Tabela8.A1" office:value-type="string">
            <text:p text:style-name="P15">Classe</text:p>
          </table:table-cell>
          <table:table-cell table:style-name="Tabela8.B1" table:number-columns-spanned="12" office:value-type="string">
            <text:p text:style-name="P38">via_deslocamento (infra_via_deslocamento<text:span text:style-name="T7">) 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79622269536">
          <table:table-cell table:style-name="Tabela8.A2" office:value-type="string">
            <text:p text:style-name="P145">Atributo</text:p>
          </table:table-cell>
          <table:table-cell table:style-name="Tabela8.A2" office:value-type="string">
            <text:p text:style-name="P146"><text:span text:style-name="T23">n</text:span>ome<text:span text:style-name="T5">(0..1)</text:span></text:p>
          </table:table-cell>
          <table:table-cell table:style-name="Tabela8.A2" office:value-type="string">
            <text:p text:style-name="P147">tipo (1)</text:p>
          </table:table-cell>
          <table:table-cell table:style-name="Tabela8.A2" office:value-type="string">
            <text:p text:style-name="P147">revestimento (1)</text:p>
          </table:table-cell>
          <table:table-cell table:style-name="Tabela8.A2" office:value-type="string">
            <text:p text:style-name="P147">tr<text:span text:style-name="T8">a</text:span>fego (1)</text:p>
          </table:table-cell>
          <table:table-cell table:style-name="Tabela8.A2" office:value-type="string">
            <text:p text:style-name="P147">nr_faixas<text:span text:style-name="T5"> (1)</text:span></text:p>
          </table:table-cell>
          <table:table-cell table:style-name="Tabela8.A2" office:value-type="string">
            <text:p text:style-name="P147">nr_pistas (1)</text:p>
          </table:table-cell>
          <table:table-cell table:style-name="Tabela8.A2" office:value-type="string">
            <text:p text:style-name="P147">canteiro_divisorio (1)</text:p>
          </table:table-cell>
          <table:table-cell table:style-name="Tabela8.A2" office:value-type="string">
            <text:p text:style-name="P147">situacao_fisica (1)</text:p>
          </table:table-cell>
          <table:table-cell table:style-name="Tabela8.A2" office:value-type="string">
            <text:p text:style-name="P147">jurisdicao (1)</text:p>
          </table:table-cell>
          <table:table-cell table:style-name="Tabela8.A2" office:value-type="string">
            <text:p text:style-name="P147"><text:span text:style-name="T23">s</text:span>igla<text:span text:style-name="T5"> (0..1)</text:span></text:p>
          </table:table-cell>
          <table:table-cell table:style-name="Tabela8.A2" office:value-type="string">
            <text:p text:style-name="P147">administracao (1)</text:p>
          </table:table-cell>
          <table:table-cell table:style-name="Tabela8.M2" office:value-type="string">
            <text:p text:style-name="P147"><text:span text:style-name="T23">c</text:span>oncessiona<text:span text:style-name="T22">ria (0..1)</text:span></text:p>
          </table:table-cell>
        </table:table-row>
        <table:table-row table:style-name="Tabela8.3">
          <table:table-cell table:style-name="Tabela8.A4" table:number-rows-spanned="2" office:value-type="string">
            <text:p text:style-name="P15">Domínio</text:p>
          </table:table-cell>
          <table:table-cell table:style-name="Tabela8.B4" table:number-rows-spanned="2" office:value-type="string">
            <text:p text:style-name="P127">A ser preenchido</text:p>
          </table:table-cell>
          <table:table-cell table:style-name="Tabela8.C3" office:value-type="string">
            <text:p text:style-name="P101"><text:span text:style-name="T46">Auto-estrada </text:span><text:span text:style-name="T51">-4 !</text:span></text:p>
          </table:table-cell>
          <table:table-cell table:style-name="Tabela8.D3" office:value-type="string">
            <text:p text:style-name="P100">Pavimentado -3</text:p>
            <text:p text:style-name="P100"/>
            <text:p text:style-name="P121">V - "tipo" in (<text:span text:style-name="T40">4)</text:span> and <text:span text:style-name="T34">not (</text:span>"<text:span text:style-name="T26">revestimento</text:span>" <text:span text:style-name="T26">in (3))</text:span></text:p>
          </table:table-cell>
          <table:table-cell table:style-name="Tabela8.E3" office:value-type="string">
            <text:p text:style-name="P101">Permanente <text:span text:style-name="T7">-1</text:span></text:p>
            <text:p text:style-name="P101"/>
            <text:p text:style-name="P121">V - "tipo" in (<text:span text:style-name="T40">4)</text:span> and <text:span text:style-name="T34">not (</text:span>"<text:span text:style-name="T40">trafego</text:span>" <text:span text:style-name="T26">in (1))</text:span></text:p>
          </table:table-cell>
          <table:table-cell table:style-name="Tabela8.F3" office:value-type="string">
            <text:p text:style-name="P108">Minimo 4</text:p>
            <text:p text:style-name="P108"/>
            <text:p text:style-name="P121">V - "tipo" in (<text:span text:style-name="T41">4)</text:span> and <text:span text:style-name="T34">not (</text:span>"<text:span text:style-name="T40">nr_faixas</text:span>" <text:span text:style-name="T40">&gt;=4)</text:span></text:p>
          </table:table-cell>
          <table:table-cell table:style-name="Tabela8.G3" office:value-type="string">
            <text:p text:style-name="P108">Minimo 2</text:p>
            <text:p text:style-name="P108"/>
            <text:p text:style-name="P121">V - "tipo" in (<text:span text:style-name="T41">4)</text:span> and <text:span text:style-name="T34">not (</text:span>"<text:span text:style-name="T40">nr_pistas</text:span>" <text:span text:style-name="T40">&gt;=2)</text:span></text:p>
          </table:table-cell>
          <table:table-cell table:style-name="Tabela8.H4" office:value-type="string">
            <text:p text:style-name="P84">Sim -1</text:p>
          </table:table-cell>
          <table:table-cell table:style-name="Tabela8.I4" table:number-rows-spanned="2" office:value-type="string">
            <text:p text:style-name="P65">Abandonada <text:span text:style-name="T8">-1 !</text:span></text:p>
            <text:p text:style-name="P101">Construída <text:span text:style-name="T8">-3</text:span></text:p>
            <text:p text:style-name="P65">Destruída <text:span text:style-name="T8">-2 !</text:span></text:p>
            <text:p text:style-name="P65">Em construção <text:span text:style-name="T8">-4 !</text:span></text:p>
            <text:p text:style-name="P66"/>
          </table:table-cell>
          <table:table-cell table:style-name="Tabela8.J3" office:value-type="string">
            <text:p text:style-name="P101">Estadual <text:span text:style-name="T7">-2</text:span></text:p>
            <text:p text:style-name="P101">Federal <text:span text:style-name="T7">-1</text:span></text:p>
            <text:p text:style-name="P101"/>
            <text:p text:style-name="P121">V - "tipo" in (<text:span text:style-name="T42">4)</text:span> and <text:span text:style-name="T34">not (</text:span>"<text:span text:style-name="T42">jurisdicao</text:span>" <text:span text:style-name="T42">in (1,2))</text:span></text:p>
          </table:table-cell>
          <table:table-cell table:style-name="Tabela8.K4" table:number-rows-spanned="2" office:value-type="string">
            <text:p text:style-name="P109">(*)</text:p>
            <text:p text:style-name="P109"/>
            <text:p text:style-name="P121">V - <text:span text:style-name="T57">not("sigla" is NULL or "sigla" ='') and not("jurisdicao" in (1,2))</text:span></text:p>
            <text:p text:style-name="P109"/>
            <text:p text:style-name="P121">V - "<text:span text:style-name="T27">jurisdicao</text:span>" <text:span text:style-name="T27">in (1,2)</text:span> and <text:span text:style-name="T39">(</text:span>"<text:span text:style-name="T27">sigla</text:span>" <text:span text:style-name="T27">is NULL or "sigla" ='')</text:span></text:p>
            <text:p text:style-name="P121"/>
            <text:p text:style-name="P121">V - "<text:span text:style-name="T27">jurisdicao</text:span>" <text:span text:style-name="T27">in (1)</text:span> and <text:span text:style-name="T39">(1 - (regexp_match( "sigla", '^(BR)-\\d\\d\\d$') ))</text:span></text:p>
            <text:p text:style-name="P121"/>
            <text:p text:style-name="P121">V - "<text:span text:style-name="T27">jurisdicao</text:span>" <text:span text:style-name="T27">in (2)</text:span> and <text:span text:style-name="T39">(1 - (regexp_match( "sigla", '^(SC|PR|RS)-\\d\\d\\d$') ))</text:span></text:p>
          </table:table-cell>
          <table:table-cell table:style-name="Tabela8.L3" office:value-type="string">
            <text:p text:style-name="P101">Concessionada <text:span text:style-name="T7">-7</text:span></text:p>
            <text:p text:style-name="P101">Estadual <text:span text:style-name="T7">-2</text:span></text:p>
            <text:p text:style-name="P101">Federal <text:span text:style-name="T7">-1</text:span></text:p>
            <text:p text:style-name="P101"/>
            <text:p text:style-name="P121">V - "tipo" in (<text:span text:style-name="T42">4)</text:span> and <text:span text:style-name="T34">not (</text:span>"<text:span text:style-name="T42">administracao</text:span>" <text:span text:style-name="T42">in (1,2,7))</text:span></text:p>
          </table:table-cell>
          <table:table-cell table:style-name="Tabela8.M4" table:number-rows-spanned="2" office:value-type="string">
            <text:p text:style-name="P143">(**)</text:p>
            <text:p text:style-name="P143"/>
            <text:p text:style-name="P144">V - <text:span text:style-name="T52">not(("administracao" in (7) and ("concessionaria" is NULL or "concessionaria" ='')) or ( not("administracao" in (7)) and ( not ("concessionaria" is NULL or "concessionaria" =''))))</text:span></text:p>
          </table:table-cell>
        </table:table-row>
        <table:table-row table:style-name="Tabela8.3">
          <table:covered-table-cell/>
          <table:covered-table-cell/>
          <table:table-cell table:style-name="Tabela8.C4" office:value-type="string">
            <text:p text:style-name="P101">Rodovia <text:span text:style-name="T7">-2</text:span></text:p>
          </table:table-cell>
          <table:table-cell table:style-name="Tabela8.D4" office:value-type="string">
            <text:p text:style-name="P64">Calçado -4 !</text:p>
            <text:p text:style-name="P100">Sem revestimento (Leito natural) -1</text:p>
            <text:p text:style-name="P100">Pavimentado -3</text:p>
            <text:p text:style-name="P100">Revestimento primário (solto) -2</text:p>
          </table:table-cell>
          <table:table-cell table:style-name="Tabela8.E4" office:value-type="string">
            <text:p text:style-name="P65">Periódico <text:span text:style-name="T7">-2 !</text:span></text:p>
            <text:p text:style-name="P101">Permanente <text:span text:style-name="T7">-1</text:span></text:p>
          </table:table-cell>
          <table:table-cell table:style-name="Tabela8.F4" office:value-type="string">
            <text:p text:style-name="P110">Minimo 1</text:p>
            <text:p text:style-name="P110"/>
            <text:p text:style-name="P121">V - "tipo" in (<text:span text:style-name="T41">2)</text:span> and <text:span text:style-name="T34">not (</text:span>"<text:span text:style-name="T40">nr_faixas</text:span>" <text:span text:style-name="T40">&gt;=1)</text:span></text:p>
          </table:table-cell>
          <table:table-cell table:style-name="Tabela8.G4" office:value-type="string">
            <text:p text:style-name="P110">Minimo 1</text:p>
            <text:p text:style-name="P110"/>
            <text:p text:style-name="P121">V - "tipo" in (<text:span text:style-name="T41">2)</text:span> and <text:span text:style-name="T34">not (</text:span>"<text:span text:style-name="T40">nr_pistas</text:span>" <text:span text:style-name="T40">&gt;=1)</text:span></text:p>
          </table:table-cell>
          <table:table-cell table:style-name="Tabela8.H4" office:value-type="string">
            <text:p text:style-name="P88">Não -2</text:p>
            <text:p text:style-name="P88">Sim -1</text:p>
          </table:table-cell>
          <table:covered-table-cell/>
          <table:table-cell table:style-name="Tabela8.J4" office:value-type="string">
            <text:p text:style-name="P101">Desconhecida <text:span text:style-name="T7">-0</text:span></text:p>
            <text:p text:style-name="P101">Estadual <text:span text:style-name="T7">-2</text:span></text:p>
            <text:p text:style-name="P101">Federal <text:span text:style-name="T7">-1</text:span></text:p>
            <text:p text:style-name="P101"/>
            <text:p text:style-name="P121">V - "tipo" in (<text:span text:style-name="T42">2)</text:span> and <text:span text:style-name="T34">not (</text:span>"<text:span text:style-name="T42">jurisdicao</text:span>" <text:span text:style-name="T42">in (0,1,2))</text:span></text:p>
          </table:table-cell>
          <table:covered-table-cell/>
          <table:table-cell table:style-name="Tabela8.L4" office:value-type="string">
            <text:p text:style-name="P101">Concessionada <text:span text:style-name="T7">-7</text:span></text:p>
            <text:p text:style-name="P101">Desconhecida <text:span text:style-name="T7">-0</text:span></text:p>
            <text:p text:style-name="P101">Estadual <text:span text:style-name="T7">-2</text:span></text:p>
            <text:p text:style-name="P101">Federal <text:span text:style-name="T7">-1</text:span></text:p>
            <text:p text:style-name="P101"/>
            <text:p text:style-name="P121">V - "tipo" in (<text:span text:style-name="T42">2)</text:span> and <text:span text:style-name="T34">not (</text:span>"<text:span text:style-name="T42">administracao</text:span>" <text:span text:style-name="T42">in (0,1,2,7))</text:span></text:p>
          </table:table-cell>
          <table:covered-table-cell/>
        </table:table-row>
      </table:table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4"/>
      <text:p text:style-name="P4"/>
      <text:p text:style-name="P2"/>
      <text:p text:style-name="P12"/>
      <text:p text:style-name="P135"/>
      <text:p text:style-name="P1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42.012cm" fo:page-height="29.693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2-14T15:42:00</meta:creation-date>
    <meta:editing-duration>P7DT1H6M51S</meta:editing-duration>
    <meta:editing-cycles>461</meta:editing-cycles>
    <meta:generator>LibreOffice/7.0.6.2$Windows_X86_64 LibreOffice_project/144abb84a525d8e30c9dbbefa69cbbf2d8d4ae3b</meta:generator>
    <dc:date>2022-06-22T16:52:22.681000000</dc:date>
    <meta:print-date>2017-10-18T10:52:42.835000000</meta:print-date>
    <meta:initial-creator>dsgs3aux5</meta:initial-creator>
    <meta:document-statistic meta:table-count="23" meta:image-count="0" meta:object-count="0" meta:page-count="1" meta:paragraph-count="509" meta:word-count="1492" meta:character-count="8930" meta:non-whitespace-character-count="7897"/>
  </office:meta>
</office:document-meta>
</file>